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48.19mm"/>
    </style:style>
    <style:style style:name="co7" style:family="table-column">
      <style:table-column-properties fo:break-before="auto" style:column-width="52.37mm"/>
    </style:style>
    <style:style style:name="co4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51.73mm"/>
    </style:style>
    <style:style style:name="co9" style:family="table-column">
      <style:table-column-properties fo:break-before="auto" style:column-width="43.29mm"/>
    </style:style>
    <style:style style:name="co1" style:family="table-column">
      <style:table-column-properties fo:break-before="auto" style:column-width="43.02mm"/>
    </style:style>
    <style:style style:name="co12" style:family="table-column">
      <style:table-column-properties fo:break-before="auto" style:column-width="58mm"/>
    </style:style>
    <style:style style:name="co13" style:family="table-column">
      <style:table-column-properties fo:break-before="auto" style:column-width="60.18mm"/>
    </style:style>
    <style:style style:name="co14" style:family="table-column">
      <style:table-column-properties fo:break-before="auto" style:column-width="27.5mm"/>
    </style:style>
    <style:style style:name="co15" style:family="table-column">
      <style:table-column-properties fo:break-before="auto" style:column-width="27.22mm"/>
    </style:style>
    <style:style style:name="co16" style:family="table-column">
      <style:table-column-properties fo:break-before="auto" style:column-width="65.35mm"/>
    </style:style>
    <style:style style:name="co17" style:family="table-column">
      <style:table-column-properties fo:break-before="auto" style:column-width="67.8mm"/>
    </style:style>
    <style:style style:name="co18" style:family="table-column">
      <style:table-column-properties fo:break-before="auto" style:column-width="47.1mm"/>
    </style:style>
    <style:style style:name="co19" style:family="table-column">
      <style:table-column-properties fo:break-before="auto" style:column-width="49.02mm"/>
    </style:style>
    <style:style style:name="co20" style:family="table-column">
      <style:table-column-properties fo:break-before="auto" style:column-width="32.76mm"/>
    </style:style>
    <style:style style:name="co21" style:family="table-column">
      <style:table-column-properties fo:break-before="auto" style:column-width="55.54mm"/>
    </style:style>
    <style:style style:name="co22" style:family="table-column">
      <style:table-column-properties fo:break-before="auto" style:column-width="54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8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Campo_20_de_20_la_20_tabla_20_dinámica">
      <style:table-cell-properties fo:border-bottom="0.99pt solid #000000" fo:border-left="2.01pt solid #000000" fo:border-right="0.99pt solid #000000" fo:border-top="2.01pt solid #000000"/>
    </style:style>
    <style:style style:name="ce14" style:family="table-cell" style:parent-style-name="Categoría_20_de_20_la_20_tabla_20_dinámica" style:data-style-name="N0">
      <style:table-cell-properties fo:border-bottom="none" fo:border-left="2.01pt solid #000000" fo:border-right="0.99pt solid #000000" fo:border-top="0.99pt solid #000000"/>
    </style:style>
    <style:style style:name="ce15" style:family="table-cell" style:parent-style-name="Categoría_20_de_20_la_20_tabla_20_dinámica" style:data-style-name="N0">
      <style:table-cell-properties fo:border-bottom="0.99pt solid #000000" fo:border-left="2.01pt solid #000000" fo:border-right="0.99pt solid #000000" fo:border-top="none"/>
    </style:style>
    <style:style style:name="ce16" style:family="table-cell" style:parent-style-name="Categoría_20_de_20_la_20_tabla_20_dinámica" style:data-style-name="N0">
      <style:table-cell-properties fo:border-bottom="0.99pt solid #000000" fo:border-left="2.01pt solid #000000" fo:border-right="0.99pt solid #000000" fo:border-top="0.99pt solid #000000"/>
    </style:style>
    <style:style style:name="ce17" style:family="table-cell" style:parent-style-name="Categoría_20_de_20_la_20_tabla_20_dinámica" style:data-style-name="N0">
      <style:table-cell-properties fo:border-bottom="none" fo:border-left="2.01pt solid #000000" fo:border-right="0.99pt solid #000000" fo:border-top="none"/>
    </style:style>
    <style:style style:name="ce18" style:family="table-cell" style:parent-style-name="Título_20_de_20_la_20_tabla_20_dinámica" style:data-style-name="N0">
      <style:table-cell-properties fo:border-bottom="2.01pt solid #000000" fo:border-left="2.01pt solid #000000" fo:border-right="none" fo:border-top="0.99pt solid #000000"/>
    </style:style>
    <style:style style:name="ce19" style:family="table-cell" style:parent-style-name="Campo_20_de_20_la_20_tabla_20_dinámica">
      <style:table-cell-properties fo:border-bottom="0.99pt solid #000000" fo:border-left="0.99pt solid #000000" fo:border-right="0.99pt solid #000000" fo:border-top="2.01pt solid #000000"/>
    </style:style>
    <style:style style:name="ce20" style:family="table-cell" style:parent-style-name="Categoría_20_de_20_la_20_tabla_20_dinámica" style:data-style-name="N0">
      <style:table-cell-properties fo:border-bottom="none" fo:border-left="0.99pt solid #000000" fo:border-right="0.99pt solid #000000" fo:border-top="0.99pt solid #000000"/>
    </style:style>
    <style:style style:name="ce21" style:family="table-cell" style:parent-style-name="Categoría_20_de_20_la_20_tabla_20_dinámica" style:data-style-name="N0">
      <style:table-cell-properties fo:border-bottom="0.99pt solid #000000" fo:border-left="0.99pt solid #000000" fo:border-right="0.99pt solid #000000" fo:border-top="none"/>
    </style:style>
    <style:style style:name="ce22" style:family="table-cell" style:parent-style-name="Categoría_20_de_20_la_20_tabla_20_dinámica" style:data-style-name="N0">
      <style:table-cell-properties fo:border="0.99pt solid #000000"/>
    </style:style>
    <style:style style:name="ce23" style:family="table-cell" style:parent-style-name="Categoría_20_de_20_la_20_tabla_20_dinámica" style:data-style-name="N0">
      <style:table-cell-properties fo:border-bottom="none" fo:border-left="0.99pt solid #000000" fo:border-right="0.99pt solid #000000" fo:border-top="none"/>
    </style:style>
    <style:style style:name="ce24" style:family="table-cell" style:parent-style-name="Título_20_de_20_la_20_tabla_20_dinámica" style:data-style-name="N0">
      <style:table-cell-properties fo:border-bottom="2.01pt solid #000000" fo:border-left="none" fo:border-right="0.99pt solid #000000" fo:border-top="0.99pt solid #000000"/>
    </style:style>
    <style:style style:name="ce25" style:family="table-cell" style:parent-style-name="Esquina_20_de_20_la_20_tabla_20_dinámica">
      <style:table-cell-properties fo:border-bottom="0.99pt solid #000000" fo:border-left="0.99pt solid #000000" fo:border-right="2.01pt solid #000000" fo:border-top="2.01pt solid #000000"/>
    </style:style>
    <style:style style:name="ce26" style:family="table-cell" style:parent-style-name="Valor_20_de_20_la_20_tabla_20_dinámica">
      <style:table-cell-properties fo:border-bottom="none" fo:border-left="0.99pt solid #000000" fo:border-right="2.01pt solid #000000" fo:border-top="0.99pt solid #000000"/>
    </style:style>
    <style:style style:name="ce27" style:family="table-cell" style:parent-style-name="Valor_20_de_20_la_20_tabla_20_dinámica">
      <style:table-cell-properties fo:border-bottom="0.99pt solid #000000" fo:border-left="0.99pt solid #000000" fo:border-right="2.01pt solid #000000" fo:border-top="none"/>
    </style:style>
    <style:style style:name="ce28" style:family="table-cell" style:parent-style-name="Valor_20_de_20_la_20_tabla_20_dinámica">
      <style:table-cell-properties fo:border-bottom="0.99pt solid #000000" fo:border-left="0.99pt solid #000000" fo:border-right="2.01pt solid #000000" fo:border-top="0.99pt solid #000000"/>
    </style:style>
    <style:style style:name="ce29" style:family="table-cell" style:parent-style-name="Valor_20_de_20_la_20_tabla_20_dinámica">
      <style:table-cell-properties fo:border-bottom="none" fo:border-left="0.99pt solid #000000" fo:border-right="2.01pt solid #000000" fo:border-top="none"/>
    </style:style>
    <style:style style:name="ce30" style:family="table-cell" style:parent-style-name="Resultado_20_de_20_la_20_tabla_20_dinámica">
      <style:table-cell-properties fo:border-bottom="2.01pt solid #000000" fo:border-left="0.99pt solid #000000" fo:border-right="2.01pt solid #000000" fo:border-top="0.99pt solid #000000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fo:font-weight="bold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Campo_20_de_20_la_20_tabla_20_dinámica">
      <style:table-cell-properties fo:border-bottom="0.99pt solid #000000" fo:border-left="2.01pt solid #000000" fo:border-right="0.99pt solid #000000" fo:border-top="2.01pt solid #000000"/>
    </style:style>
    <style:style style:name="ce57" style:family="table-cell" style:parent-style-name="Categoría_20_de_20_la_20_tabla_20_dinámica" style:data-style-name="N0">
      <style:table-cell-properties fo:border-bottom="none" fo:border-left="2.01pt solid #000000" fo:border-right="0.99pt solid #000000" fo:border-top="0.99pt solid #000000"/>
    </style:style>
    <style:style style:name="ce58" style:family="table-cell" style:parent-style-name="Categoría_20_de_20_la_20_tabla_20_dinámica" style:data-style-name="N0">
      <style:table-cell-properties fo:border-bottom="0.99pt solid #000000" fo:border-left="2.01pt solid #000000" fo:border-right="0.99pt solid #000000" fo:border-top="none"/>
    </style:style>
    <style:style style:name="ce59" style:family="table-cell" style:parent-style-name="Categoría_20_de_20_la_20_tabla_20_dinámica" style:data-style-name="N0">
      <style:table-cell-properties fo:border-bottom="0.99pt solid #000000" fo:border-left="2.01pt solid #000000" fo:border-right="0.99pt solid #000000" fo:border-top="0.99pt solid #000000"/>
    </style:style>
    <style:style style:name="ce60" style:family="table-cell" style:parent-style-name="Categoría_20_de_20_la_20_tabla_20_dinámica" style:data-style-name="N0">
      <style:table-cell-properties fo:border-bottom="none" fo:border-left="2.01pt solid #000000" fo:border-right="0.99pt solid #000000" fo:border-top="none"/>
    </style:style>
    <style:style style:name="ce61" style:family="table-cell" style:parent-style-name="Título_20_de_20_la_20_tabla_20_dinámica" style:data-style-name="N0">
      <style:table-cell-properties fo:border-bottom="2.01pt solid #000000" fo:border-left="2.01pt solid #000000" fo:border-right="none" fo:border-top="0.99pt solid #000000"/>
    </style:style>
    <style:style style:name="ce62" style:family="table-cell" style:parent-style-name="Campo_20_de_20_la_20_tabla_20_dinámica">
      <style:table-cell-properties fo:border-bottom="0.99pt solid #000000" fo:border-left="0.99pt solid #000000" fo:border-right="0.99pt solid #000000" fo:border-top="2.01pt solid #000000"/>
    </style:style>
    <style:style style:name="ce63" style:family="table-cell" style:parent-style-name="Categoría_20_de_20_la_20_tabla_20_dinámica" style:data-style-name="N0">
      <style:table-cell-properties fo:border-bottom="none" fo:border-left="0.99pt solid #000000" fo:border-right="0.99pt solid #000000" fo:border-top="0.99pt solid #000000"/>
    </style:style>
    <style:style style:name="ce64" style:family="table-cell" style:parent-style-name="Categoría_20_de_20_la_20_tabla_20_dinámica" style:data-style-name="N0">
      <style:table-cell-properties fo:border-bottom="0.99pt solid #000000" fo:border-left="0.99pt solid #000000" fo:border-right="0.99pt solid #000000" fo:border-top="none"/>
    </style:style>
    <style:style style:name="ce65" style:family="table-cell" style:parent-style-name="Categoría_20_de_20_la_20_tabla_20_dinámica" style:data-style-name="N0">
      <style:table-cell-properties fo:border="0.99pt solid #000000"/>
    </style:style>
    <style:style style:name="ce66" style:family="table-cell" style:parent-style-name="Categoría_20_de_20_la_20_tabla_20_dinámica" style:data-style-name="N0">
      <style:table-cell-properties fo:border-bottom="none" fo:border-left="0.99pt solid #000000" fo:border-right="0.99pt solid #000000" fo:border-top="none"/>
    </style:style>
    <style:style style:name="ce67" style:family="table-cell" style:parent-style-name="Título_20_de_20_la_20_tabla_20_dinámica" style:data-style-name="N0">
      <style:table-cell-properties fo:border-bottom="2.01pt solid #000000" fo:border-left="none" fo:border-right="0.99pt solid #000000" fo:border-top="0.99pt solid #000000"/>
    </style:style>
    <style:style style:name="ce68" style:family="table-cell" style:parent-style-name="Esquina_20_de_20_la_20_tabla_20_dinámica">
      <style:table-cell-properties fo:border-bottom="0.99pt solid #000000" fo:border-left="0.99pt solid #000000" fo:border-right="2.01pt solid #000000" fo:border-top="2.01pt solid #000000"/>
    </style:style>
    <style:style style:name="ce69" style:family="table-cell" style:parent-style-name="Valor_20_de_20_la_20_tabla_20_dinámica">
      <style:table-cell-properties fo:border-bottom="none" fo:border-left="0.99pt solid #000000" fo:border-right="2.01pt solid #000000" fo:border-top="0.99pt solid #000000"/>
    </style:style>
    <style:style style:name="ce70" style:family="table-cell" style:parent-style-name="Valor_20_de_20_la_20_tabla_20_dinámica">
      <style:table-cell-properties fo:border-bottom="0.99pt solid #000000" fo:border-left="0.99pt solid #000000" fo:border-right="2.01pt solid #000000" fo:border-top="none"/>
    </style:style>
    <style:style style:name="ce71" style:family="table-cell" style:parent-style-name="Valor_20_de_20_la_20_tabla_20_dinámica">
      <style:table-cell-properties fo:border-bottom="0.99pt solid #000000" fo:border-left="0.99pt solid #000000" fo:border-right="2.01pt solid #000000" fo:border-top="0.99pt solid #000000"/>
    </style:style>
    <style:style style:name="ce72" style:family="table-cell" style:parent-style-name="Valor_20_de_20_la_20_tabla_20_dinámica">
      <style:table-cell-properties fo:border-bottom="none" fo:border-left="0.99pt solid #000000" fo:border-right="2.01pt solid #000000" fo:border-top="none"/>
    </style:style>
    <style:style style:name="ce73" style:family="table-cell" style:parent-style-name="Resultado_20_de_20_la_20_tabla_20_dinámica">
      <style:table-cell-properties fo:border-bottom="2.01pt solid #000000" fo:border-left="0.99pt solid #000000" fo:border-right="2.01pt solid #000000" fo:border-top="0.99pt solid #000000"/>
    </style:style>
    <style:style style:name="ce74" style:family="table-cell" style:parent-style-name="Default">
      <style:text-properties fo:font-weight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23.21mm" svg:height="125.55mm" svg:x="347.67mm" svg:y="944.29mm">
            <draw:object draw:notify-on-update-of-ranges="Hoja1.A2:Hoja1.A198 Hoja1.B1:Hoja1.B1 Hoja1.B2:Hoja1.B198 Hoja1.C1:Hoja1.C1 Hoja1.C2:Hoja1.C19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51"/>
        <table:table-column table:style-name="co18" table:default-cell-style-name="ce51"/>
        <table:table-column table:style-name="co19" table:default-cell-style-name="ce51"/>
        <table:table-column table:style-name="co4" table:number-columns-repeated="2" table:default-cell-style-name="ce51"/>
        <table:table-column table:style-name="co20" table:default-cell-style-name="ce51"/>
        <table:table-column table:style-name="co4" table:number-columns-repeated="7" table:default-cell-style-name="ce51"/>
        <table:table-row table:style-name="ro1">
          <table:table-cell table:style-name="ce50" office:value-type="string" calcext:value-type="string">
            <text:p>Países</text:p>
          </table:table-cell>
          <table:table-cell table:style-name="ce6" office:value-type="string" calcext:value-type="string">
            <text:p>Esperanzavida1990</text:p>
          </table:table-cell>
          <table:table-cell table:style-name="ce6" office:value-type="string" calcext:value-type="string">
            <text:p>Esperanzavida2016</text:p>
          </table:table-cell>
          <table:table-cell table:style-name="ce6" table:number-columns-repeated="10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table:style-name="ce52" office:value-type="string" calcext:value-type="string">
            <text:p>Columna 1990</text:p>
          </table:table-cell>
          <table:table-cell table:number-columns-repeated="2"/>
          <table:table-cell table:style-name="ce52" office:value-type="string" calcext:value-type="string">
            <text:p>Columna 2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table:formula="of:=AVERAGE([.$B$2:.$B$198])" office:value-type="float" office:value="65.005076142132" calcext:value-type="float">
            <text:p>65,005076142132</text:p>
          </table:table-cell>
          <table:table-cell/>
          <table:table-cell office:value-type="string" calcext:value-type="string">
            <text:p>Media</text:p>
          </table:table-cell>
          <table:table-cell table:formula="of:=AVERAGE([.$C$2:.$C$198])" office:value-type="float" office:value="72.1269035532995" calcext:value-type="float">
            <text:p>72,12690355329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uba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Error estándar</text:p>
          </table:table-cell>
          <table:table-cell table:formula="of:=SQRT(VAR([.$B$2:.$B$198])/COUNT([.$B$2:.$B$198]))" office:value-type="float" office:value="0.705144459887111" calcext:value-type="float">
            <text:p>0,705144459887111</text:p>
          </table:table-cell>
          <table:table-cell/>
          <table:table-cell office:value-type="string" calcext:value-type="string">
            <text:p>Error estándar</text:p>
          </table:table-cell>
          <table:table-cell table:formula="of:=SQRT(VAR([.$C$2:.$C$198])/COUNT([.$C$2:.$C$198]))" office:value-type="float" office:value="0.556964964142896" calcext:value-type="float">
            <text:p>0,556964964142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Moda</text:p>
          </table:table-cell>
          <table:table-cell table:formula="of:=MODE([.$B$2:.$B$198])" office:value-type="float" office:value="71" calcext:value-type="float">
            <text:p>71</text:p>
          </table:table-cell>
          <table:table-cell/>
          <table:table-cell office:value-type="string" calcext:value-type="string">
            <text:p>Moda</text:p>
          </table:table-cell>
          <table:table-cell table:formula="of:=MODE([.$C$2:.$C$198])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Mediana</text:p>
          </table:table-cell>
          <table:table-cell table:formula="of:=MEDIAN([.$B$2:.$B$198])" office:value-type="float" office:value="68" calcext:value-type="float">
            <text:p>68</text:p>
          </table:table-cell>
          <table:table-cell/>
          <table:table-cell office:value-type="string" calcext:value-type="string">
            <text:p>Mediana</text:p>
          </table:table-cell>
          <table:table-cell table:formula="of:=MEDIAN([.$C$2:.$C$198])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Primer cuartil</text:p>
          </table:table-cell>
          <table:table-cell table:formula="of:=QUARTILE([.$B$2:.$B$198]; 1)" office:value-type="float" office:value="58" calcext:value-type="float">
            <text:p>58</text:p>
          </table:table-cell>
          <table:table-cell/>
          <table:table-cell office:value-type="string" calcext:value-type="string">
            <text:p>Primer cuartil</text:p>
          </table:table-cell>
          <table:table-cell table:formula="of:=QUARTILE([.$C$2:.$C$198]; 1)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hamas, The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Tercer cuartil</text:p>
          </table:table-cell>
          <table:table-cell table:formula="of:=QUARTILE([.$B$2:.$B$198]; 3)" office:value-type="float" office:value="72" calcext:value-type="float">
            <text:p>72</text:p>
          </table:table-cell>
          <table:table-cell/>
          <table:table-cell office:value-type="string" calcext:value-type="string">
            <text:p>Tercer cuartil</text:p>
          </table:table-cell>
          <table:table-cell table:formula="of:=QUARTILE([.$C$2:.$C$198]; 3)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Varianza</text:p>
          </table:table-cell>
          <table:table-cell table:formula="of:=VAR([.$B$2:.$B$198])" office:value-type="float" office:value="97.9540557339687" calcext:value-type="float">
            <text:p>97,9540557339687</text:p>
          </table:table-cell>
          <table:table-cell/>
          <table:table-cell office:value-type="string" calcext:value-type="string">
            <text:p>Varianza</text:p>
          </table:table-cell>
          <table:table-cell table:formula="of:=VAR([.$C$2:.$C$198])" office:value-type="float" office:value="61.1113643426914" calcext:value-type="float">
            <text:p>61,11136434269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Desviación estándar</text:p>
          </table:table-cell>
          <table:table-cell table:formula="of:=STDEV([.$B$2:.$B$198])" office:value-type="float" office:value="9.89717412870809" calcext:value-type="float">
            <text:p>9,89717412870809</text:p>
          </table:table-cell>
          <table:table-cell/>
          <table:table-cell office:value-type="string" calcext:value-type="string">
            <text:p>Desviación estándar</text:p>
          </table:table-cell>
          <table:table-cell table:formula="of:=STDEV([.$C$2:.$C$198])" office:value-type="float" office:value="7.81737579643523" calcext:value-type="float">
            <text:p>7,817375796435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Curtosis</text:p>
          </table:table-cell>
          <table:table-cell table:formula="of:=KURT([.$B$2:.$B$198])" office:value-type="float" office:value="-0.15472263297693" calcext:value-type="float">
            <text:p>-0,15472263297693</text:p>
          </table:table-cell>
          <table:table-cell/>
          <table:table-cell office:value-type="string" calcext:value-type="string">
            <text:p>Curtosis</text:p>
          </table:table-cell>
          <table:table-cell table:formula="of:=KURT([.$C$2:.$C$198])" office:value-type="float" office:value="-0.350535573201267" calcext:value-type="float">
            <text:p>-0,350535573201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Asimetría</text:p>
          </table:table-cell>
          <table:table-cell table:formula="of:=SKEW([.$B$2:.$B$198])" office:value-type="float" office:value="-0.838546102743733" calcext:value-type="float">
            <text:p>-0,838546102743733</text:p>
          </table:table-cell>
          <table:table-cell/>
          <table:table-cell office:value-type="string" calcext:value-type="string">
            <text:p>Asimetría</text:p>
          </table:table-cell>
          <table:table-cell table:formula="of:=SKEW([.$C$2:.$C$198])" office:value-type="float" office:value="-0.632785921025807" calcext:value-type="float">
            <text:p>-0,6327859210258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Intervalo</text:p>
          </table:table-cell>
          <table:table-cell table:formula="of:=MAX([.$B$2:.$B$198])-MIN([.$B$2:.$B$198])" office:value-type="float" office:value="45" calcext:value-type="float">
            <text:p>45</text:p>
          </table:table-cell>
          <table:table-cell/>
          <table:table-cell office:value-type="string" calcext:value-type="string">
            <text:p>Intervalo</text:p>
          </table:table-cell>
          <table:table-cell table:formula="of:=MAX([.$C$2:.$C$198])-MIN([.$C$2:.$C$198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Mínimo</text:p>
          </table:table-cell>
          <table:table-cell table:formula="of:=MIN([.$B$2:.$B$198])" office:value-type="float" office:value="34" calcext:value-type="float">
            <text:p>34</text:p>
          </table:table-cell>
          <table:table-cell/>
          <table:table-cell office:value-type="string" calcext:value-type="string">
            <text:p>Mínimo</text:p>
          </table:table-cell>
          <table:table-cell table:formula="of:=MIN([.$C$2:.$C$198])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Máximo</text:p>
          </table:table-cell>
          <table:table-cell table:formula="of:=MAX([.$B$2:.$B$198])" office:value-type="float" office:value="79" calcext:value-type="float">
            <text:p>79</text:p>
          </table:table-cell>
          <table:table-cell/>
          <table:table-cell office:value-type="string" calcext:value-type="string">
            <text:p>Máximo</text:p>
          </table:table-cell>
          <table:table-cell table:formula="of:=MAX([.$C$2:.$C$198])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muda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Suma</text:p>
          </table:table-cell>
          <table:table-cell table:formula="of:=SUM([.$B$2:.$B$198])" office:value-type="float" office:value="12806" calcext:value-type="float">
            <text:p>12806</text:p>
          </table:table-cell>
          <table:table-cell/>
          <table:table-cell office:value-type="string" calcext:value-type="string">
            <text:p>Suma</text:p>
          </table:table-cell>
          <table:table-cell table:formula="of:=SUM([.$C$2:.$C$198])" office:value-type="float" office:value="14209" calcext:value-type="float">
            <text:p>14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nteo</text:p>
          </table:table-cell>
          <table:table-cell table:formula="of:=COUNT([.$B$2:.$B$198])" office:value-type="float" office:value="197" calcext:value-type="float">
            <text:p>197</text:p>
          </table:table-cell>
          <table:table-cell/>
          <table:table-cell office:value-type="string" calcext:value-type="string">
            <text:p>Conteo</text:p>
          </table:table-cell>
          <table:table-cell table:formula="of:=COUNT([.$C$2:.$C$198])"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annel Islands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ong Kong SAR, China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cao SAR, China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go, Dem. Rep.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go, Rep.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gypt, Arab Rep.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watini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roe Islands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ji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ench Polynesia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mbia, The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uam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ran, Islamic Rep.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iribati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orea, Dem. Rep.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orea, Rep.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osovo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yrgyz Republic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o PDR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cedonia, FYR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cronesia, Fed. Sts.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moa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. Lucia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. Martin (French part)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. Vincent and the Grenadines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nga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nezuela, RB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rgin Islands (U.S.)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st Bank and Gaza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emen, Rep.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ast Asia &amp; Pacific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urope &amp; Central Asia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tin America &amp; Caribbean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ddle East &amp; North Africa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uth Asia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w income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wer middle income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pper middle income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gh income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 table:number-rows-repeated="2">
          <table:table-cell/>
          <table:table-cell table:style-name="Default" table:number-columns-repeated="12"/>
        </table:table-row>
        <table:table-row table:style-name="ro1" table:number-rows-repeated="2">
          <table:table-cell table:style-name="ce52"/>
          <table:table-cell table:style-name="Default" table:number-columns-repeated="12"/>
        </table:table-row>
        <table:table-row table:style-name="ro1">
          <table:table-cell/>
          <table:table-cell table:style-name="Default" table:number-columns-repeated="12"/>
        </table:table-row>
        <table:table-row table:style-name="ro2">
          <table:table-cell table:style-name="ce53"/>
          <table:table-cell table:style-name="Default" table:number-columns-repeated="12"/>
        </table:table-row>
        <table:table-row table:style-name="ro1">
          <table:table-cell/>
          <table:table-cell table:style-name="Default" table:number-columns-repeated="12"/>
        </table:table-row>
        <table:table-row table:style-name="ro3">
          <table:table-cell table:style-name="ce54"/>
          <table:table-cell table:style-name="Default" table:number-columns-repeated="12"/>
        </table:table-row>
        <table:table-row table:style-name="ro1">
          <table:table-cell/>
          <table:table-cell table:style-name="Default" table:number-columns-repeated="12"/>
        </table:table-row>
        <table:table-row table:style-name="ro3">
          <table:table-cell table:style-name="ce54"/>
          <table:table-cell table:style-name="Default" table:number-columns-repeated="12"/>
        </table:table-row>
        <table:table-row table:style-name="ro1" table:number-rows-repeated="3">
          <table:table-cell/>
          <table:table-cell table:style-name="Default" table:number-columns-repeated="12"/>
        </table:table-row>
        <table:table-row table:style-name="ro3">
          <table:table-cell table:style-name="ce54"/>
          <table:table-cell table:style-name="Default" table:number-columns-repeated="12"/>
        </table:table-row>
        <table:table-row table:style-name="ro1">
          <table:table-cell table:style-name="Default" table:number-columns-repeated="13"/>
        </table:table-row>
        <table:table-row table:style-name="ro1" table:number-rows-repeated="3">
          <table:table-cell/>
          <table:table-cell table:style-name="Default" table:number-columns-repeated="12"/>
        </table:table-row>
        <table:table-row table:style-name="ro3">
          <table:table-cell table:style-name="ce54"/>
          <table:table-cell table:style-name="Default" table:number-columns-repeated="12"/>
        </table:table-row>
        <table:table-row table:style-name="ro1">
          <table:table-cell/>
          <table:table-cell table:style-name="Default" table:number-columns-repeated="12"/>
        </table:table-row>
        <table:table-row table:style-name="ro3">
          <table:table-cell table:style-name="ce54"/>
          <table:table-cell table:style-name="Default" table:number-columns-repeated="12"/>
        </table:table-row>
        <table:table-row table:style-name="ro1" table:number-rows-repeated="3">
          <table:table-cell/>
          <table:table-cell table:style-name="Default" table:number-columns-repeated="12"/>
        </table:table-row>
        <table:table-row table:style-name="ro3">
          <table:table-cell table:style-name="ce54"/>
          <table:table-cell table:style-name="Default" table:number-columns-repeated="12"/>
        </table:table-row>
        <table:table-row table:style-name="ro1" table:number-rows-repeated="3">
          <table:table-cell/>
          <table:table-cell table:style-name="Default" table:number-columns-repeated="12"/>
        </table:table-row>
        <table:table-row table:style-name="ro3">
          <table:table-cell table:style-name="ce54"/>
          <table:table-cell table:style-name="Default" table:number-columns-repeated="12"/>
        </table:table-row>
        <table:table-row table:style-name="ro1" table:number-rows-repeated="3">
          <table:table-cell/>
          <table:table-cell table:style-name="Default" table:number-columns-repeated="12"/>
        </table:table-row>
        <table:table-row table:style-name="ro3">
          <table:table-cell table:style-name="ce54"/>
          <table:table-cell table:style-name="Default" table:number-columns-repeated="12"/>
        </table:table-row>
        <table:table-row table:style-name="ro1">
          <table:table-cell/>
          <table:table-cell table:style-name="Default" table:number-columns-repeated="12"/>
        </table:table-row>
        <table:table-row table:style-name="ro3">
          <table:table-cell table:style-name="ce54"/>
          <table:table-cell table:style-name="Default" table:number-columns-repeated="12"/>
        </table:table-row>
        <table:table-row table:style-name="ro1" table:number-rows-repeated="5">
          <table:table-cell/>
          <table:table-cell table:style-name="Default" table:number-columns-repeated="12"/>
        </table:table-row>
        <table:table-row table:style-name="ro3">
          <table:table-cell table:style-name="ce54"/>
          <table:table-cell table:style-name="Default" table:number-columns-repeated="12"/>
        </table:table-row>
        <table:table-row table:style-name="ro1" table:number-rows-repeated="3">
          <table:table-cell/>
          <table:table-cell table:style-name="Default" table:number-columns-repeated="12"/>
        </table:table-row>
        <table:table-row table:style-name="ro3">
          <table:table-cell table:style-name="ce54"/>
          <table:table-cell table:style-name="Default" table:number-columns-repeated="12"/>
        </table:table-row>
        <table:table-row table:style-name="ro1">
          <table:table-cell/>
          <table:table-cell table:style-name="Default" table:number-columns-repeated="12"/>
        </table:table-row>
        <table:table-row table:style-name="ro3">
          <table:table-cell table:style-name="ce54"/>
          <table:table-cell table:style-name="Default" table:number-columns-repeated="12"/>
        </table:table-row>
        <table:table-row table:style-name="ro1" table:number-rows-repeated="3">
          <table:table-cell/>
          <table:table-cell table:style-name="Default" table:number-columns-repeated="12"/>
        </table:table-row>
        <table:table-row table:style-name="ro3">
          <table:table-cell table:style-name="ce54"/>
          <table:table-cell table:style-name="Default" table:number-columns-repeated="12"/>
        </table:table-row>
        <table:table-row table:style-name="ro1" table:number-rows-repeated="3">
          <table:table-cell/>
          <table:table-cell table:style-name="Default" table:number-columns-repeated="12"/>
        </table:table-row>
        <table:table-row table:style-name="ro3">
          <table:table-cell table:style-name="ce54"/>
          <table:table-cell table:style-name="Default" table:number-columns-repeated="12"/>
        </table:table-row>
        <table:table-row table:style-name="ro1" table:number-rows-repeated="3">
          <table:table-cell/>
          <table:table-cell table:style-name="Default" table:number-columns-repeated="12"/>
        </table:table-row>
        <table:table-row table:style-name="ro3">
          <table:table-cell table:style-name="ce54"/>
          <table:table-cell table:style-name="Default" table:number-columns-repeated="12"/>
        </table:table-row>
        <table:table-row table:style-name="ro1">
          <table:table-cell/>
          <table:table-cell table:style-name="Default" table:number-columns-repeated="12"/>
        </table:table-row>
        <table:table-row table:style-name="ro3">
          <table:table-cell table:style-name="ce54"/>
          <table:table-cell table:style-name="Default" table:number-columns-repeated="12"/>
        </table:table-row>
        <table:table-row table:style-name="ro1" table:number-rows-repeated="3">
          <table:table-cell/>
          <table:table-cell table:style-name="Default" table:number-columns-repeated="12"/>
        </table:table-row>
        <table:table-row table:style-name="ro3">
          <table:table-cell table:style-name="ce54"/>
          <table:table-cell table:style-name="Default" table:number-columns-repeated="12"/>
        </table:table-row>
        <table:table-row table:style-name="ro1" table:number-rows-repeated="3">
          <table:table-cell/>
          <table:table-cell table:style-name="Default" table:number-columns-repeated="12"/>
        </table:table-row>
        <table:table-row table:style-name="ro3">
          <table:table-cell table:style-name="ce54"/>
          <table:table-cell table:style-name="Default" table:number-columns-repeated="12"/>
        </table:table-row>
        <table:table-row table:style-name="ro1" table:number-rows-repeated="3">
          <table:table-cell/>
          <table:table-cell table:style-name="Default" table:number-columns-repeated="12"/>
        </table:table-row>
        <table:table-row table:style-name="ro3">
          <table:table-cell table:style-name="ce54"/>
          <table:table-cell table:style-name="Default" table:number-columns-repeated="12"/>
        </table:table-row>
        <table:table-row table:style-name="ro1">
          <table:table-cell/>
          <table:table-cell table:style-name="Default" table:number-columns-repeated="12"/>
        </table:table-row>
        <table:table-row table:style-name="ro3">
          <table:table-cell table:style-name="ce54"/>
          <table:table-cell table:style-name="Default" table:number-columns-repeated="12"/>
        </table:table-row>
        <table:table-row table:style-name="ro1" table:number-rows-repeated="3">
          <table:table-cell/>
          <table:table-cell table:style-name="Default" table:number-columns-repeated="12"/>
        </table:table-row>
        <table:table-row table:style-name="ro3">
          <table:table-cell table:style-name="ce54"/>
          <table:table-cell table:style-name="Default" table:number-columns-repeated="12"/>
        </table:table-row>
        <table:table-row table:style-name="ro1" table:number-rows-repeated="3">
          <table:table-cell/>
          <table:table-cell table:style-name="Default" table:number-columns-repeated="12"/>
        </table:table-row>
        <table:table-row table:style-name="ro3">
          <table:table-cell table:style-name="ce54"/>
          <table:table-cell table:style-name="Default" table:number-columns-repeated="12"/>
        </table:table-row>
        <table:table-row table:style-name="ro1" table:number-rows-repeated="3">
          <table:table-cell/>
          <table:table-cell table:style-name="Default" table:number-columns-repeated="12"/>
        </table:table-row>
        <table:table-row table:style-name="ro3">
          <table:table-cell table:style-name="ce54"/>
          <table:table-cell table:style-name="Default" table:number-columns-repeated="12"/>
        </table:table-row>
        <table:table-row table:style-name="ro1">
          <table:table-cell/>
          <table:table-cell table:style-name="Default" table:number-columns-repeated="12"/>
        </table:table-row>
        <table:table-row table:style-name="ro3">
          <table:table-cell table:style-name="ce54"/>
          <table:table-cell table:style-name="Default" table:number-columns-repeated="12"/>
        </table:table-row>
        <table:table-row table:style-name="ro1" table:number-rows-repeated="3">
          <table:table-cell/>
          <table:table-cell table:style-name="Default" table:number-columns-repeated="12"/>
        </table:table-row>
        <table:table-row table:style-name="ro3">
          <table:table-cell table:style-name="ce54"/>
          <table:table-cell table:style-name="Default" table:number-columns-repeated="12"/>
        </table:table-row>
        <table:table-row table:style-name="ro1" table:number-rows-repeated="3">
          <table:table-cell/>
          <table:table-cell table:style-name="Default" table:number-columns-repeated="12"/>
        </table:table-row>
        <table:table-row table:style-name="ro3">
          <table:table-cell table:style-name="ce54"/>
          <table:table-cell table:style-name="Default" table:number-columns-repeated="12"/>
        </table:table-row>
        <table:table-row table:style-name="ro1">
          <table:table-cell/>
          <table:table-cell table:style-name="Default" table:number-columns-repeated="12"/>
        </table:table-row>
        <table:table-row table:style-name="ro3">
          <table:table-cell table:style-name="ce54" office:value-type="string" calcext:value-type="string">
            <text:p>Long definition</text:p>
          </table:table-cell>
          <table:table-cell table:style-name="Default" table:number-columns-repeated="12"/>
        </table:table-row>
        <table:table-row table:style-name="ro1">
          <table:table-cell/>
          <table:table-cell table:style-name="Default" table:number-columns-repeated="12"/>
        </table:table-row>
        <table:table-row table:style-name="ro1">
          <table:table-cell office:value-type="string" calcext:value-type="string">
            <text:p>Adult mortality rate, female, is the probability of dying between the ages of 15 and 60--that is, the probability of a 15-year-old female dying before reaching age 60, if subject to age-specific mortality rates of the specified year between those ages.</text:p>
          </table:table-cell>
          <table:table-cell table:style-name="Default" table:number-columns-repeated="12"/>
        </table:table-row>
        <table:table-row table:style-name="ro1">
          <table:table-cell/>
          <table:table-cell table:style-name="Default" table:number-columns-repeated="12"/>
        </table:table-row>
        <table:table-row table:style-name="ro3">
          <table:table-cell table:style-name="ce54" office:value-type="string" calcext:value-type="string">
            <text:p>Source</text:p>
          </table:table-cell>
          <table:table-cell table:style-name="Default" table:number-columns-repeated="12"/>
        </table:table-row>
        <table:table-row table:style-name="ro1">
          <table:table-cell/>
          <table:table-cell table:style-name="Default" table:number-columns-repeated="12"/>
        </table:table-row>
        <table:table-row table:style-name="ro1">
          <table:table-cell office:value-type="string" calcext:value-type="string">
            <text:p>(1) United Nations Population Division. World Population Prospects: 2017 Revision. (2) University of California, Berkeley, and Max Planck Institute for Demographic Research. The Human Mortality Database.</text:p>
          </table:table-cell>
          <table:table-cell table:style-name="Default" table:number-columns-repeated="12"/>
        </table:table-row>
        <table:table-row table:style-name="ro1">
          <table:table-cell/>
          <table:table-cell table:style-name="Default" table:number-columns-repeated="12"/>
        </table:table-row>
        <table:table-row table:style-name="ro1">
          <table:table-cell office:value-type="string" calcext:value-type="string">
            <text:p>Please see the online table at http://wdi.worldbank.org/table/2.18 for observation-level metadata, which can be downloaded in Excel.</text:p>
          </table:table-cell>
          <table:table-cell table:style-name="Default" table:number-columns-repeated="12"/>
        </table:table-row>
      </table:table>
      <table:table table:name="Tabla dinámica_Hoja1_2" table:style-name="ta1">
        <table:table-column table:style-name="co6" table:default-cell-style-name="ce60"/>
        <table:table-column table:style-name="co7" table:default-cell-style-name="ce66"/>
        <table:table-column table:style-name="co4" table:default-cell-style-name="ce72"/>
        <table:table-row table:style-name="ro1">
          <table:table-cell table:style-name="ce56" office:value-type="string" calcext:value-type="string">
            <text:p>Esperanzavida2016</text:p>
          </table:table-cell>
          <table:table-cell table:style-name="ce62" office:value-type="string" calcext:value-type="string">
            <text:p>Países</text:p>
          </table:table-cell>
          <table:table-cell table:style-name="ce68" office:value-type="string" calcext:value-type="string">
            <text:p>(vacío)</text:p>
          </table:table-cell>
        </table:table-row>
        <table:table-row table:style-name="ro1">
          <table:table-cell table:style-name="ce57" office:value-type="float" office:value="52" calcext:value-type="float">
            <text:p>52</text:p>
          </table:table-cell>
          <table:table-cell table:style-name="ce63" office:value-type="string" calcext:value-type="string">
            <text:p>Central African Republic</text:p>
          </table:table-cell>
          <table:table-cell table:style-name="ce69"/>
        </table:table-row>
        <table:table-row table:style-name="ro1">
          <table:table-cell table:style-name="ce58"/>
          <table:table-cell table:style-name="ce64" office:value-type="string" calcext:value-type="string">
            <text:p>Sierra Leone</text:p>
          </table:table-cell>
          <table:table-cell table:style-name="ce70"/>
        </table:table-row>
        <table:table-row table:style-name="ro1">
          <table:table-cell table:style-name="ce57" office:value-type="float" office:value="53" calcext:value-type="float">
            <text:p>53</text:p>
          </table:table-cell>
          <table:table-cell table:style-name="ce63" office:value-type="string" calcext:value-type="string">
            <text:p>Chad</text:p>
          </table:table-cell>
          <table:table-cell table:style-name="ce69"/>
        </table:table-row>
        <table:table-row table:style-name="ro1">
          <table:table-cell table:style-name="ce58"/>
          <table:table-cell table:style-name="ce64" office:value-type="string" calcext:value-type="string">
            <text:p>Nigeria</text:p>
          </table:table-cell>
          <table:table-cell table:style-name="ce70"/>
        </table:table-row>
        <table:table-row table:style-name="ro1">
          <table:table-cell table:style-name="ce57" office:value-type="float" office:value="54" calcext:value-type="float">
            <text:p>54</text:p>
          </table:table-cell>
          <table:table-cell table:style-name="ce63" office:value-type="string" calcext:value-type="string">
            <text:p>Cote d'Ivoire</text:p>
          </table:table-cell>
          <table:table-cell table:style-name="ce69"/>
        </table:table-row>
        <table:table-row table:style-name="ro1">
          <table:table-cell table:style-name="ce58"/>
          <table:table-cell table:style-name="ce64" office:value-type="string" calcext:value-type="string">
            <text:p>Lesotho</text:p>
          </table:table-cell>
          <table:table-cell table:style-name="ce70"/>
        </table:table-row>
        <table:table-row table:style-name="ro1">
          <table:table-cell table:style-name="ce59" office:value-type="float" office:value="56" calcext:value-type="float">
            <text:p>56</text:p>
          </table:table-cell>
          <table:table-cell table:style-name="ce65" office:value-type="string" calcext:value-type="string">
            <text:p>Somalia</text:p>
          </table:table-cell>
          <table:table-cell table:style-name="ce71"/>
        </table:table-row>
        <table:table-row table:style-name="ro1">
          <table:table-cell table:style-name="ce57" office:value-type="float" office:value="57" calcext:value-type="float">
            <text:p>57</text:p>
          </table:table-cell>
          <table:table-cell table:style-name="ce63" office:value-type="string" calcext:value-type="string">
            <text:p>Burundi</text:p>
          </table:table-cell>
          <table:table-cell table:style-name="ce69"/>
        </table:table-row>
        <table:table-row table:style-name="ro1">
          <table:table-cell/>
          <table:table-cell office:value-type="string" calcext:value-type="string">
            <text:p>Guinea-Bissau</text:p>
          </table:table-cell>
          <table:table-cell/>
        </table:table-row>
        <table:table-row table:style-name="ro1">
          <table:table-cell table:style-name="ce58"/>
          <table:table-cell table:style-name="ce64" office:value-type="string" calcext:value-type="string">
            <text:p>South Sudan</text:p>
          </table:table-cell>
          <table:table-cell table:style-name="ce70"/>
        </table:table-row>
        <table:table-row table:style-name="ro1">
          <table:table-cell table:style-name="ce57" office:value-type="float" office:value="58" calcext:value-type="float">
            <text:p>58</text:p>
          </table:table-cell>
          <table:table-cell table:style-name="ce63" office:value-type="string" calcext:value-type="string">
            <text:p>Cameroon</text:p>
          </table:table-cell>
          <table:table-cell table:style-name="ce69"/>
        </table:table-row>
        <table:table-row table:style-name="ro1">
          <table:table-cell/>
          <table:table-cell office:value-type="string" calcext:value-type="string">
            <text:p>Equatorial Guine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watin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li</text:p>
          </table:table-cell>
          <table:table-cell/>
        </table:table-row>
        <table:table-row table:style-name="ro1">
          <table:table-cell table:style-name="ce58"/>
          <table:table-cell table:style-name="ce64" office:value-type="string" calcext:value-type="string">
            <text:p>Mozambique</text:p>
          </table:table-cell>
          <table:table-cell table:style-name="ce70"/>
        </table:table-row>
        <table:table-row table:style-name="ro1">
          <table:table-cell table:style-name="ce57" office:value-type="float" office:value="60" calcext:value-type="float">
            <text:p>60</text:p>
          </table:table-cell>
          <table:table-cell table:style-name="ce63" office:value-type="string" calcext:value-type="string">
            <text:p>Burkina Faso</text:p>
          </table:table-cell>
          <table:table-cell table:style-name="ce69"/>
        </table:table-row>
        <table:table-row table:style-name="ro1">
          <table:table-cell/>
          <table:table-cell office:value-type="string" calcext:value-type="string">
            <text:p>Congo, Dem. Rep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ine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g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go</text:p>
          </table:table-cell>
          <table:table-cell/>
        </table:table-row>
        <table:table-row table:style-name="ro1">
          <table:table-cell table:style-name="ce58"/>
          <table:table-cell table:style-name="ce64" office:value-type="string" calcext:value-type="string">
            <text:p>Uganda</text:p>
          </table:table-cell>
          <table:table-cell table:style-name="ce70"/>
        </table:table-row>
        <table:table-row table:style-name="ro1">
          <table:table-cell table:style-name="ce57" office:value-type="float" office:value="61" calcext:value-type="float">
            <text:p>61</text:p>
          </table:table-cell>
          <table:table-cell table:style-name="ce63" office:value-type="string" calcext:value-type="string">
            <text:p>Benin</text:p>
          </table:table-cell>
          <table:table-cell table:style-name="ce69"/>
        </table:table-row>
        <table:table-row table:style-name="ro1">
          <table:table-cell/>
          <table:table-cell office:value-type="string" calcext:value-type="string">
            <text:p>Gambia, The</text:p>
          </table:table-cell>
          <table:table-cell/>
        </table:table-row>
        <table:table-row table:style-name="ro1">
          <table:table-cell table:style-name="ce58"/>
          <table:table-cell table:style-name="ce64" office:value-type="string" calcext:value-type="string">
            <text:p>Zimbabwe</text:p>
          </table:table-cell>
          <table:table-cell table:style-name="ce70"/>
        </table:table-row>
        <table:table-row table:style-name="ro1">
          <table:table-cell table:style-name="ce57" office:value-type="float" office:value="62" calcext:value-type="float">
            <text:p>62</text:p>
          </table:table-cell>
          <table:table-cell table:style-name="ce63" office:value-type="string" calcext:value-type="string">
            <text:p>Angola</text:p>
          </table:table-cell>
          <table:table-cell table:style-name="ce69"/>
        </table:table-row>
        <table:table-row table:style-name="ro1">
          <table:table-cell/>
          <table:table-cell office:value-type="string" calcext:value-type="string">
            <text:p>Djibouti</text:p>
          </table:table-cell>
          <table:table-cell/>
        </table:table-row>
        <table:table-row table:style-name="ro1">
          <table:table-cell table:style-name="ce58"/>
          <table:table-cell table:style-name="ce64" office:value-type="string" calcext:value-type="string">
            <text:p>Zambia</text:p>
          </table:table-cell>
          <table:table-cell table:style-name="ce70"/>
        </table:table-row>
        <table:table-row table:style-name="ro1">
          <table:table-cell table:style-name="ce57" office:value-type="float" office:value="63" calcext:value-type="float">
            <text:p>63</text:p>
          </table:table-cell>
          <table:table-cell table:style-name="ce63" office:value-type="string" calcext:value-type="string">
            <text:p>Ghana</text:p>
          </table:table-cell>
          <table:table-cell table:style-name="ce69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ber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law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uritania</text:p>
          </table:table-cell>
          <table:table-cell/>
        </table:table-row>
        <table:table-row table:style-name="ro1">
          <table:table-cell table:style-name="ce58"/>
          <table:table-cell table:style-name="ce64" office:value-type="string" calcext:value-type="string">
            <text:p>South Africa</text:p>
          </table:table-cell>
          <table:table-cell table:style-name="ce70"/>
        </table:table-row>
        <table:table-row table:style-name="ro1">
          <table:table-cell table:style-name="ce57" office:value-type="float" office:value="64" calcext:value-type="float">
            <text:p>64</text:p>
          </table:table-cell>
          <table:table-cell table:style-name="ce63" office:value-type="string" calcext:value-type="string">
            <text:p>Afghanistan</text:p>
          </table:table-cell>
          <table:table-cell table:style-name="ce69"/>
        </table:table-row>
        <table:table-row table:style-name="ro1">
          <table:table-cell/>
          <table:table-cell office:value-type="string" calcext:value-type="string">
            <text:p>Comor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ibia</text:p>
          </table:table-cell>
          <table:table-cell/>
        </table:table-row>
        <table:table-row table:style-name="ro1">
          <table:table-cell table:style-name="ce58"/>
          <table:table-cell table:style-name="ce64" office:value-type="string" calcext:value-type="string">
            <text:p>Sudan</text:p>
          </table:table-cell>
          <table:table-cell table:style-name="ce70"/>
        </table:table-row>
        <table:table-row table:style-name="ro1">
          <table:table-cell table:style-name="ce57" office:value-type="float" office:value="65" calcext:value-type="float">
            <text:p>65</text:p>
          </table:table-cell>
          <table:table-cell table:style-name="ce63" office:value-type="string" calcext:value-type="string">
            <text:p>Congo, Rep.</text:p>
          </table:table-cell>
          <table:table-cell table:style-name="ce69"/>
        </table:table-row>
        <table:table-row table:style-name="ro1">
          <table:table-cell/>
          <table:table-cell office:value-type="string" calcext:value-type="string">
            <text:p>Eritre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hiopia</text:p>
          </table:table-cell>
          <table:table-cell/>
        </table:table-row>
        <table:table-row table:style-name="ro1">
          <table:table-cell table:style-name="ce58"/>
          <table:table-cell table:style-name="ce64" office:value-type="string" calcext:value-type="string">
            <text:p>Yemen, Rep.</text:p>
          </table:table-cell>
          <table:table-cell table:style-name="ce70"/>
        </table:table-row>
        <table:table-row table:style-name="ro1">
          <table:table-cell table:style-name="ce57" office:value-type="float" office:value="66" calcext:value-type="float">
            <text:p>66</text:p>
          </table:table-cell>
          <table:table-cell table:style-name="ce63" office:value-type="string" calcext:value-type="string">
            <text:p>Gabon</text:p>
          </table:table-cell>
          <table:table-cell table:style-name="ce69"/>
        </table:table-row>
        <table:table-row table:style-name="ro1">
          <table:table-cell/>
          <table:table-cell office:value-type="string" calcext:value-type="string">
            <text:p>Kiribat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dagasc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kist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pua New Guinea</text:p>
          </table:table-cell>
          <table:table-cell/>
        </table:table-row>
        <table:table-row table:style-name="ro1">
          <table:table-cell table:style-name="ce58"/>
          <table:table-cell table:style-name="ce64" office:value-type="string" calcext:value-type="string">
            <text:p>Tanzania</text:p>
          </table:table-cell>
          <table:table-cell table:style-name="ce70"/>
        </table:table-row>
        <table:table-row table:style-name="ro1">
          <table:table-cell table:style-name="ce57" office:value-type="float" office:value="67" calcext:value-type="float">
            <text:p>67</text:p>
          </table:table-cell>
          <table:table-cell table:style-name="ce63" office:value-type="string" calcext:value-type="string">
            <text:p>Botswana</text:p>
          </table:table-cell>
          <table:table-cell table:style-name="ce69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ny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o PD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yanm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wand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o Tome and Principe</text:p>
          </table:table-cell>
          <table:table-cell/>
        </table:table-row>
        <table:table-row table:style-name="ro1">
          <table:table-cell table:style-name="ce58"/>
          <table:table-cell table:style-name="ce64" office:value-type="string" calcext:value-type="string">
            <text:p>Senegal</text:p>
          </table:table-cell>
          <table:table-cell table:style-name="ce70"/>
        </table:table-row>
        <table:table-row table:style-name="ro1">
          <table:table-cell table:style-name="ce59" office:value-type="float" office:value="68" calcext:value-type="float">
            <text:p>68</text:p>
          </table:table-cell>
          <table:table-cell table:style-name="ce65" office:value-type="string" calcext:value-type="string">
            <text:p>Turkmenistan</text:p>
          </table:table-cell>
          <table:table-cell table:style-name="ce71"/>
        </table:table-row>
        <table:table-row table:style-name="ro1">
          <table:table-cell table:style-name="ce57" office:value-type="float" office:value="69" calcext:value-type="float">
            <text:p>69</text:p>
          </table:table-cell>
          <table:table-cell table:style-name="ce63" office:value-type="string" calcext:value-type="string">
            <text:p>Bolivia</text:p>
          </table:table-cell>
          <table:table-cell table:style-name="ce69"/>
        </table:table-row>
        <table:table-row table:style-name="ro1">
          <table:table-cell/>
          <table:table-cell office:value-type="string" calcext:value-type="string">
            <text:p>Cambod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ones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ronesia, Fed. St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gol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ilippines</text:p>
          </table:table-cell>
          <table:table-cell/>
        </table:table-row>
        <table:table-row table:style-name="ro1">
          <table:table-cell table:style-name="ce58"/>
          <table:table-cell table:style-name="ce64" office:value-type="string" calcext:value-type="string">
            <text:p>Timor-Leste</text:p>
          </table:table-cell>
          <table:table-cell table:style-name="ce70"/>
        </table:table-row>
        <table:table-row table:style-name="ro1">
          <table:table-cell table:style-name="ce57" office:value-type="float" office:value="70" calcext:value-type="float">
            <text:p>70</text:p>
          </table:table-cell>
          <table:table-cell table:style-name="ce63" office:value-type="string" calcext:value-type="string">
            <text:p>Belize</text:p>
          </table:table-cell>
          <table:table-cell table:style-name="ce69"/>
        </table:table-row>
        <table:table-row table:style-name="ro1">
          <table:table-cell/>
          <table:table-cell office:value-type="string" calcext:value-type="string">
            <text:p>Bhut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j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a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pal</text:p>
          </table:table-cell>
          <table:table-cell/>
        </table:table-row>
        <table:table-row table:style-name="ro1">
          <table:table-cell table:style-name="ce58"/>
          <table:table-cell table:style-name="ce64" office:value-type="string" calcext:value-type="string">
            <text:p>Syrian Arab Republic</text:p>
          </table:table-cell>
          <table:table-cell table:style-name="ce70"/>
        </table:table-row>
        <table:table-row table:style-name="ro1">
          <table:table-cell table:style-name="ce57" office:value-type="float" office:value="71" calcext:value-type="float">
            <text:p>71</text:p>
          </table:table-cell>
          <table:table-cell table:style-name="ce63" office:value-type="string" calcext:value-type="string">
            <text:p>Egypt, Arab Rep.</text:p>
          </table:table-cell>
          <table:table-cell table:style-name="ce69"/>
        </table:table-row>
        <table:table-row table:style-name="ro1">
          <table:table-cell/>
          <table:table-cell office:value-type="string" calcext:value-type="string">
            <text:p>Kyrgyz Republ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lomon Isla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jikist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kraine</text:p>
          </table:table-cell>
          <table:table-cell/>
        </table:table-row>
        <table:table-row table:style-name="ro1">
          <table:table-cell table:style-name="ce58"/>
          <table:table-cell table:style-name="ce64" office:value-type="string" calcext:value-type="string">
            <text:p>Uzbekistan</text:p>
          </table:table-cell>
          <table:table-cell table:style-name="ce70"/>
        </table:table-row>
        <table:table-row table:style-name="ro1">
          <table:table-cell table:style-name="ce57" office:value-type="float" office:value="72" calcext:value-type="float">
            <text:p>72</text:p>
          </table:table-cell>
          <table:table-cell table:style-name="ce63" office:value-type="string" calcext:value-type="string">
            <text:p>Azerbaijan</text:p>
          </table:table-cell>
          <table:table-cell table:style-name="ce69"/>
        </table:table-row>
        <table:table-row table:style-name="ro1">
          <table:table-cell/>
          <table:table-cell office:value-type="string" calcext:value-type="string">
            <text:p>Banglade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zakhst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orea, Dem. Rep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osov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by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ldov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ssian Federation</text:p>
          </table:table-cell>
          <table:table-cell/>
        </table:table-row>
        <table:table-row table:style-name="ro1">
          <table:table-cell table:style-name="ce58"/>
          <table:table-cell table:style-name="ce64" office:value-type="string" calcext:value-type="string">
            <text:p>Vanuatu</text:p>
          </table:table-cell>
          <table:table-cell table:style-name="ce70"/>
        </table:table-row>
        <table:table-row table:style-name="ro1">
          <table:table-cell table:style-name="ce57" office:value-type="float" office:value="73" calcext:value-type="float">
            <text:p>73</text:p>
          </table:table-cell>
          <table:table-cell table:style-name="ce63" office:value-type="string" calcext:value-type="string">
            <text:p>Cabo Verde</text:p>
          </table:table-cell>
          <table:table-cell table:style-name="ce69"/>
        </table:table-row>
        <table:table-row table:style-name="ro1">
          <table:table-cell/>
          <table:table-cell office:value-type="string" calcext:value-type="string">
            <text:p>Georg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. Vincent and the Grenadin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nga</text:p>
          </table:table-cell>
          <table:table-cell/>
        </table:table-row>
        <table:table-row table:style-name="ro1">
          <table:table-cell table:style-name="ce58"/>
          <table:table-cell table:style-name="ce64" office:value-type="string" calcext:value-type="string">
            <text:p>West Bank and Gaza</text:p>
          </table:table-cell>
          <table:table-cell table:style-name="ce70"/>
        </table:table-row>
        <table:table-row table:style-name="ro1">
          <table:table-cell table:style-name="ce57" office:value-type="float" office:value="74" calcext:value-type="float">
            <text:p>74</text:p>
          </table:table-cell>
          <table:table-cell table:style-name="ce63" office:value-type="string" calcext:value-type="string">
            <text:p>Belarus</text:p>
          </table:table-cell>
          <table:table-cell table:style-name="ce69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rd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thuan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uritius</text:p>
          </table:table-cell>
          <table:table-cell/>
        </table:table-row>
        <table:table-row table:style-name="ro1">
          <table:table-cell table:style-name="ce58"/>
          <table:table-cell table:style-name="ce64" office:value-type="string" calcext:value-type="string">
            <text:p>Seychelles</text:p>
          </table:table-cell>
          <table:table-cell table:style-name="ce70"/>
        </table:table-row>
        <table:table-row table:style-name="ro1">
          <table:table-cell table:style-name="ce57" office:value-type="float" office:value="75" calcext:value-type="float">
            <text:p>75</text:p>
          </table:table-cell>
          <table:table-cell table:style-name="ce63" office:value-type="string" calcext:value-type="string">
            <text:p>Armenia</text:p>
          </table:table-cell>
          <table:table-cell table:style-name="ce69"/>
        </table:table-row>
        <table:table-row table:style-name="ro1">
          <table:table-cell/>
          <table:table-cell office:value-type="string" calcext:value-type="string">
            <text:p>Bulgar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uwa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tv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lays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man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mo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udi Arab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rb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ri Lank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. Luc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ailand</text:p>
          </table:table-cell>
          <table:table-cell/>
        </table:table-row>
        <table:table-row table:style-name="ro1">
          <table:table-cell table:style-name="ce58"/>
          <table:table-cell table:style-name="ce64" office:value-type="string" calcext:value-type="string">
            <text:p>Venezuela, RB</text:p>
          </table:table-cell>
          <table:table-cell table:style-name="ce70"/>
        </table:table-row>
        <table:table-row table:style-name="ro1">
          <table:table-cell table:style-name="ce57" office:value-type="float" office:value="76" calcext:value-type="float">
            <text:p>76</text:p>
          </table:table-cell>
          <table:table-cell table:style-name="ce63" office:value-type="string" calcext:value-type="string">
            <text:p>Algeria</text:p>
          </table:table-cell>
          <table:table-cell table:style-name="ce69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hamas, T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unga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an, Islamic Rep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cedonia, FY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rocc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nis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rkey</text:p>
          </table:table-cell>
          <table:table-cell/>
        </table:table-row>
        <table:table-row table:style-name="ro1">
          <table:table-cell table:style-name="ce58"/>
          <table:table-cell table:style-name="ce64" office:value-type="string" calcext:value-type="string">
            <text:p>Vietnam</text:p>
          </table:table-cell>
          <table:table-cell table:style-name="ce70"/>
        </table:table-row>
        <table:table-row table:style-name="ro1">
          <table:table-cell table:style-name="ce57" office:value-type="float" office:value="77" calcext:value-type="float">
            <text:p>77</text:p>
          </table:table-cell>
          <table:table-cell table:style-name="ce63" office:value-type="string" calcext:value-type="string">
            <text:p>Argentina</text:p>
          </table:table-cell>
          <table:table-cell table:style-name="ce69"/>
        </table:table-row>
        <table:table-row table:style-name="ro1">
          <table:table-cell/>
          <table:table-cell office:value-type="string" calcext:value-type="string">
            <text:p>Bahra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snia and Herzegov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ench Polynes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ldiv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eneg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 Caledon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m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l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ovak Republ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ed Arab Emirates</text:p>
          </table:table-cell>
          <table:table-cell/>
        </table:table-row>
        <table:table-row table:style-name="ro1">
          <table:table-cell table:style-name="ce58"/>
          <table:table-cell table:style-name="ce64" office:value-type="string" calcext:value-type="string">
            <text:p>Uruguay</text:p>
          </table:table-cell>
          <table:table-cell table:style-name="ce70"/>
        </table:table-row>
        <table:table-row table:style-name="ro1">
          <table:table-cell table:style-name="ce57" office:value-type="float" office:value="78" calcext:value-type="float">
            <text:p>78</text:p>
          </table:table-cell>
          <table:table-cell table:style-name="ce63" office:value-type="string" calcext:value-type="string">
            <text:p>Albania</text:p>
          </table:table-cell>
          <table:table-cell table:style-name="ce69"/>
        </table:table-row>
        <table:table-row table:style-name="ro1">
          <table:table-cell/>
          <table:table-cell office:value-type="string" calcext:value-type="string">
            <text:p>Croat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zech Republ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on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</table:table-row>
        <table:table-row table:style-name="ro1">
          <table:table-cell table:style-name="ce58"/>
          <table:table-cell table:style-name="ce64" office:value-type="string" calcext:value-type="string">
            <text:p>Qatar</text:p>
          </table:table-cell>
          <table:table-cell table:style-name="ce70"/>
        </table:table-row>
        <table:table-row table:style-name="ro1">
          <table:table-cell table:style-name="ce57" office:value-type="float" office:value="79" calcext:value-type="float">
            <text:p>79</text:p>
          </table:table-cell>
          <table:table-cell table:style-name="ce63" office:value-type="string" calcext:value-type="string">
            <text:p>United States</text:p>
          </table:table-cell>
          <table:table-cell table:style-name="ce69"/>
        </table:table-row>
        <table:table-row table:style-name="ro1">
          <table:table-cell table:style-name="ce58"/>
          <table:table-cell table:style-name="ce64" office:value-type="string" calcext:value-type="string">
            <text:p>Virgin Islands (U.S.)</text:p>
          </table:table-cell>
          <table:table-cell table:style-name="ce70"/>
        </table:table-row>
        <table:table-row table:style-name="ro1">
          <table:table-cell table:style-name="ce57" office:value-type="float" office:value="80" calcext:value-type="float">
            <text:p>80</text:p>
          </table:table-cell>
          <table:table-cell table:style-name="ce63" office:value-type="string" calcext:value-type="string">
            <text:p>Chile</text:p>
          </table:table-cell>
          <table:table-cell table:style-name="ce69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ban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erto Rico</text:p>
          </table:table-cell>
          <table:table-cell/>
        </table:table-row>
        <table:table-row table:style-name="ro1">
          <table:table-cell table:style-name="ce58"/>
          <table:table-cell table:style-name="ce64" office:value-type="string" calcext:value-type="string">
            <text:p>St. Martin (French part)</text:p>
          </table:table-cell>
          <table:table-cell table:style-name="ce70"/>
        </table:table-row>
        <table:table-row table:style-name="ro1">
          <table:table-cell table:style-name="ce57" office:value-type="float" office:value="81" calcext:value-type="float">
            <text:p>81</text:p>
          </table:table-cell>
          <table:table-cell table:style-name="ce63" office:value-type="string" calcext:value-type="string">
            <text:p>Austria</text:p>
          </table:table-cell>
          <table:table-cell table:style-name="ce69"/>
        </table:table-row>
        <table:table-row table:style-name="ro1">
          <table:table-cell/>
          <table:table-cell office:value-type="string" calcext:value-type="string">
            <text:p>Belgiu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nnel Isla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pr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rm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ovenia</text:p>
          </table:table-cell>
          <table:table-cell/>
        </table:table-row>
        <table:table-row table:style-name="ro1">
          <table:table-cell table:style-name="ce58"/>
          <table:table-cell table:style-name="ce64" office:value-type="string" calcext:value-type="string">
            <text:p>United Kingdom</text:p>
          </table:table-cell>
          <table:table-cell table:style-name="ce70"/>
        </table:table-row>
        <table:table-row table:style-name="ro1">
          <table:table-cell table:style-name="ce57" office:value-type="float" office:value="82" calcext:value-type="float">
            <text:p>82</text:p>
          </table:table-cell>
          <table:table-cell table:style-name="ce63" office:value-type="string" calcext:value-type="string">
            <text:p>Canada</text:p>
          </table:table-cell>
          <table:table-cell table:style-name="ce69"/>
        </table:table-row>
        <table:table-row table:style-name="ro1">
          <table:table-cell/>
          <table:table-cell office:value-type="string" calcext:value-type="string">
            <text:p>Faroe Isla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l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l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el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ra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orea, Rep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uxembour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therla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 Zealand</text:p>
          </table:table-cell>
          <table:table-cell/>
        </table:table-row>
        <table:table-row table:style-name="ro1">
          <table:table-cell table:style-name="ce58"/>
          <table:table-cell table:style-name="ce64" office:value-type="string" calcext:value-type="string">
            <text:p>Sweden</text:p>
          </table:table-cell>
          <table:table-cell table:style-name="ce70"/>
        </table:table-row>
        <table:table-row table:style-name="ro1">
          <table:table-cell table:style-name="ce57" office:value-type="float" office:value="83" calcext:value-type="float">
            <text:p>83</text:p>
          </table:table-cell>
          <table:table-cell table:style-name="ce63" office:value-type="string" calcext:value-type="string">
            <text:p>Australia</text:p>
          </table:table-cell>
          <table:table-cell table:style-name="ce69"/>
        </table:table-row>
        <table:table-row table:style-name="ro1">
          <table:table-cell/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ngapo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table:style-name="ce58"/>
          <table:table-cell table:style-name="ce64" office:value-type="string" calcext:value-type="string">
            <text:p>Switzerland</text:p>
          </table:table-cell>
          <table:table-cell table:style-name="ce70"/>
        </table:table-row>
        <table:table-row table:style-name="ro1">
          <table:table-cell table:style-name="ce57" office:value-type="float" office:value="84" calcext:value-type="float">
            <text:p>84</text:p>
          </table:table-cell>
          <table:table-cell table:style-name="ce63" office:value-type="string" calcext:value-type="string">
            <text:p>Hong Kong SAR, China</text:p>
          </table:table-cell>
          <table:table-cell table:style-name="ce69"/>
        </table:table-row>
        <table:table-row table:style-name="ro1">
          <table:table-cell/>
          <table:table-cell office:value-type="string" calcext:value-type="string">
            <text:p>Japan</text:p>
          </table:table-cell>
          <table:table-cell/>
        </table:table-row>
        <table:table-row table:style-name="ro1">
          <table:table-cell table:style-name="ce58"/>
          <table:table-cell table:style-name="ce64" office:value-type="string" calcext:value-type="string">
            <text:p>Macao SAR, China</text:p>
          </table:table-cell>
          <table:table-cell table:style-name="ce70"/>
        </table:table-row>
        <table:table-row table:style-name="ro1">
          <table:table-cell table:style-name="ce61" office:value-type="string" calcext:value-type="string">
            <text:p>Total Resultado</text:p>
          </table:table-cell>
          <table:table-cell table:style-name="ce67"/>
          <table:table-cell table:style-name="ce73"/>
        </table:table-row>
      </table:table>
      <table:table table:name="Tabla dinámica_Hoja1_1" table:style-name="ta1">
        <table:table-column table:style-name="co8" table:default-cell-style-name="ce60"/>
        <table:table-column table:style-name="co7" table:default-cell-style-name="ce66"/>
        <table:table-column table:style-name="co9" table:default-cell-style-name="ce72"/>
        <table:table-row table:style-name="ro1">
          <table:table-cell table:style-name="ce56" office:value-type="string" calcext:value-type="string">
            <text:p>Esperanzavida1990</text:p>
          </table:table-cell>
          <table:table-cell table:style-name="ce62" office:value-type="string" calcext:value-type="string">
            <text:p>Países</text:p>
          </table:table-cell>
          <table:table-cell table:style-name="ce68" office:value-type="string" calcext:value-type="string">
            <text:p>(vacío)</text:p>
          </table:table-cell>
        </table:table-row>
        <table:table-row table:style-name="ro1">
          <table:table-cell table:style-name="ce59" office:value-type="float" office:value="34" calcext:value-type="float">
            <text:p>34</text:p>
          </table:table-cell>
          <table:table-cell table:style-name="ce65" office:value-type="string" calcext:value-type="string">
            <text:p>Rwanda</text:p>
          </table:table-cell>
          <table:table-cell table:style-name="ce71"/>
        </table:table-row>
        <table:table-row table:style-name="ro1">
          <table:table-cell table:style-name="ce59" office:value-type="float" office:value="37" calcext:value-type="float">
            <text:p>37</text:p>
          </table:table-cell>
          <table:table-cell table:style-name="ce65" office:value-type="string" calcext:value-type="string">
            <text:p>Sierra Leone</text:p>
          </table:table-cell>
          <table:table-cell table:style-name="ce71"/>
        </table:table-row>
        <table:table-row table:style-name="ro1">
          <table:table-cell table:style-name="ce59" office:value-type="float" office:value="42" calcext:value-type="float">
            <text:p>42</text:p>
          </table:table-cell>
          <table:table-cell table:style-name="ce65" office:value-type="string" calcext:value-type="string">
            <text:p>Angola</text:p>
          </table:table-cell>
          <table:table-cell table:style-name="ce71"/>
        </table:table-row>
        <table:table-row table:style-name="ro1">
          <table:table-cell table:style-name="ce59" office:value-type="float" office:value="43" calcext:value-type="float">
            <text:p>43</text:p>
          </table:table-cell>
          <table:table-cell table:style-name="ce65" office:value-type="string" calcext:value-type="string">
            <text:p>Mozambique</text:p>
          </table:table-cell>
          <table:table-cell table:style-name="ce71"/>
        </table:table-row>
        <table:table-row table:style-name="ro1">
          <table:table-cell table:style-name="ce57" office:value-type="float" office:value="44" calcext:value-type="float">
            <text:p>44</text:p>
          </table:table-cell>
          <table:table-cell table:style-name="ce63" office:value-type="string" calcext:value-type="string">
            <text:p>Niger</text:p>
          </table:table-cell>
          <table:table-cell table:style-name="ce69"/>
        </table:table-row>
        <table:table-row table:style-name="ro1">
          <table:table-cell table:style-name="ce58"/>
          <table:table-cell table:style-name="ce64" office:value-type="string" calcext:value-type="string">
            <text:p>South Sudan</text:p>
          </table:table-cell>
          <table:table-cell table:style-name="ce70"/>
        </table:table-row>
        <table:table-row table:style-name="ro1">
          <table:table-cell table:style-name="ce57" office:value-type="float" office:value="45" calcext:value-type="float">
            <text:p>45</text:p>
          </table:table-cell>
          <table:table-cell table:style-name="ce63" office:value-type="string" calcext:value-type="string">
            <text:p>Somalia</text:p>
          </table:table-cell>
          <table:table-cell table:style-name="ce69"/>
        </table:table-row>
        <table:table-row table:style-name="ro1">
          <table:table-cell table:style-name="ce58"/>
          <table:table-cell table:style-name="ce64" office:value-type="string" calcext:value-type="string">
            <text:p>Zambia</text:p>
          </table:table-cell>
          <table:table-cell table:style-name="ce70"/>
        </table:table-row>
        <table:table-row table:style-name="ro1">
          <table:table-cell table:style-name="ce57" office:value-type="float" office:value="46" calcext:value-type="float">
            <text:p>46</text:p>
          </table:table-cell>
          <table:table-cell table:style-name="ce63" office:value-type="string" calcext:value-type="string">
            <text:p>Mali</text:p>
          </table:table-cell>
          <table:table-cell table:style-name="ce69"/>
        </table:table-row>
        <table:table-row table:style-name="ro1">
          <table:table-cell/>
          <table:table-cell office:value-type="string" calcext:value-type="string">
            <text:p>Nigeria</text:p>
          </table:table-cell>
          <table:table-cell/>
        </table:table-row>
        <table:table-row table:style-name="ro1">
          <table:table-cell table:style-name="ce58"/>
          <table:table-cell table:style-name="ce64" office:value-type="string" calcext:value-type="string">
            <text:p>Uganda</text:p>
          </table:table-cell>
          <table:table-cell table:style-name="ce70"/>
        </table:table-row>
        <table:table-row table:style-name="ro1">
          <table:table-cell table:style-name="ce57" office:value-type="float" office:value="47" calcext:value-type="float">
            <text:p>47</text:p>
          </table:table-cell>
          <table:table-cell table:style-name="ce63" office:value-type="string" calcext:value-type="string">
            <text:p>Chad</text:p>
          </table:table-cell>
          <table:table-cell table:style-name="ce69"/>
        </table:table-row>
        <table:table-row table:style-name="ro1">
          <table:table-cell/>
          <table:table-cell office:value-type="string" calcext:value-type="string">
            <text:p>Ethiop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beria</text:p>
          </table:table-cell>
          <table:table-cell/>
        </table:table-row>
        <table:table-row table:style-name="ro1">
          <table:table-cell table:style-name="ce58"/>
          <table:table-cell table:style-name="ce64" office:value-type="string" calcext:value-type="string">
            <text:p>Malawi</text:p>
          </table:table-cell>
          <table:table-cell table:style-name="ce70"/>
        </table:table-row>
        <table:table-row table:style-name="ro1">
          <table:table-cell table:style-name="ce57" office:value-type="float" office:value="48" calcext:value-type="float">
            <text:p>48</text:p>
          </table:table-cell>
          <table:table-cell table:style-name="ce63" office:value-type="string" calcext:value-type="string">
            <text:p>Burundi</text:p>
          </table:table-cell>
          <table:table-cell table:style-name="ce69"/>
        </table:table-row>
        <table:table-row table:style-name="ro1">
          <table:table-cell/>
          <table:table-cell office:value-type="string" calcext:value-type="string">
            <text:p>Equatorial Guinea</text:p>
          </table:table-cell>
          <table:table-cell/>
        </table:table-row>
        <table:table-row table:style-name="ro1">
          <table:table-cell table:style-name="ce58"/>
          <table:table-cell table:style-name="ce64" office:value-type="string" calcext:value-type="string">
            <text:p>Timor-Leste</text:p>
          </table:table-cell>
          <table:table-cell table:style-name="ce70"/>
        </table:table-row>
        <table:table-row table:style-name="ro1">
          <table:table-cell table:style-name="ce57" office:value-type="float" office:value="49" calcext:value-type="float">
            <text:p>49</text:p>
          </table:table-cell>
          <table:table-cell table:style-name="ce63" office:value-type="string" calcext:value-type="string">
            <text:p>Burkina Faso</text:p>
          </table:table-cell>
          <table:table-cell table:style-name="ce69"/>
        </table:table-row>
        <table:table-row table:style-name="ro1">
          <table:table-cell/>
          <table:table-cell office:value-type="string" calcext:value-type="string">
            <text:p>Central African Republ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go, Dem. Rep.</text:p>
          </table:table-cell>
          <table:table-cell/>
        </table:table-row>
        <table:table-row table:style-name="ro1">
          <table:table-cell table:style-name="ce58"/>
          <table:table-cell table:style-name="ce64" office:value-type="string" calcext:value-type="string">
            <text:p>Guinea-Bissau</text:p>
          </table:table-cell>
          <table:table-cell table:style-name="ce70"/>
        </table:table-row>
        <table:table-row table:style-name="ro1">
          <table:table-cell table:style-name="ce57" office:value-type="float" office:value="50" calcext:value-type="float">
            <text:p>50</text:p>
          </table:table-cell>
          <table:table-cell table:style-name="ce63" office:value-type="string" calcext:value-type="string">
            <text:p>Afghanistan</text:p>
          </table:table-cell>
          <table:table-cell table:style-name="ce69"/>
        </table:table-row>
        <table:table-row table:style-name="ro1">
          <table:table-cell/>
          <table:table-cell office:value-type="string" calcext:value-type="string">
            <text:p>Eritre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inea</text:p>
          </table:table-cell>
          <table:table-cell/>
        </table:table-row>
        <table:table-row table:style-name="ro1">
          <table:table-cell table:style-name="ce58"/>
          <table:table-cell table:style-name="ce64" office:value-type="string" calcext:value-type="string">
            <text:p>Tanzania</text:p>
          </table:table-cell>
          <table:table-cell table:style-name="ce70"/>
        </table:table-row>
        <table:table-row table:style-name="ro1">
          <table:table-cell table:style-name="ce59" office:value-type="float" office:value="51" calcext:value-type="float">
            <text:p>51</text:p>
          </table:table-cell>
          <table:table-cell table:style-name="ce65" office:value-type="string" calcext:value-type="string">
            <text:p>Madagascar</text:p>
          </table:table-cell>
          <table:table-cell table:style-name="ce71"/>
        </table:table-row>
        <table:table-row table:style-name="ro1">
          <table:table-cell table:style-name="ce57" office:value-type="float" office:value="52" calcext:value-type="float">
            <text:p>52</text:p>
          </table:table-cell>
          <table:table-cell table:style-name="ce63" office:value-type="string" calcext:value-type="string">
            <text:p>Cameroon</text:p>
          </table:table-cell>
          <table:table-cell table:style-name="ce69"/>
        </table:table-row>
        <table:table-row table:style-name="ro1">
          <table:table-cell/>
          <table:table-cell office:value-type="string" calcext:value-type="string">
            <text:p>Cote d'Ivoire</text:p>
          </table:table-cell>
          <table:table-cell/>
        </table:table-row>
        <table:table-row table:style-name="ro1">
          <table:table-cell table:style-name="ce58"/>
          <table:table-cell table:style-name="ce64" office:value-type="string" calcext:value-type="string">
            <text:p>Gambia, The</text:p>
          </table:table-cell>
          <table:table-cell table:style-name="ce70"/>
        </table:table-row>
        <table:table-row table:style-name="ro1">
          <table:table-cell table:style-name="ce59" office:value-type="float" office:value="53" calcext:value-type="float">
            <text:p>53</text:p>
          </table:table-cell>
          <table:table-cell table:style-name="ce65" office:value-type="string" calcext:value-type="string">
            <text:p>Bhutan</text:p>
          </table:table-cell>
          <table:table-cell table:style-name="ce71"/>
        </table:table-row>
        <table:table-row table:style-name="ro1">
          <table:table-cell table:style-name="ce57" office:value-type="float" office:value="54" calcext:value-type="float">
            <text:p>54</text:p>
          </table:table-cell>
          <table:table-cell table:style-name="ce63" office:value-type="string" calcext:value-type="string">
            <text:p>Benin</text:p>
          </table:table-cell>
          <table:table-cell table:style-name="ce69"/>
        </table:table-row>
        <table:table-row table:style-name="ro1">
          <table:table-cell/>
          <table:table-cell office:value-type="string" calcext:value-type="string">
            <text:p>Cambod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o PDR</text:p>
          </table:table-cell>
          <table:table-cell/>
        </table:table-row>
        <table:table-row table:style-name="ro1">
          <table:table-cell table:style-name="ce58"/>
          <table:table-cell table:style-name="ce64" office:value-type="string" calcext:value-type="string">
            <text:p>Nepal</text:p>
          </table:table-cell>
          <table:table-cell table:style-name="ce70"/>
        </table:table-row>
        <table:table-row table:style-name="ro1">
          <table:table-cell table:style-name="ce57" office:value-type="float" office:value="55" calcext:value-type="float">
            <text:p>55</text:p>
          </table:table-cell>
          <table:table-cell table:style-name="ce63" office:value-type="string" calcext:value-type="string">
            <text:p>Bolivia</text:p>
          </table:table-cell>
          <table:table-cell table:style-name="ce69"/>
        </table:table-row>
        <table:table-row table:style-name="ro1">
          <table:table-cell table:style-name="ce58"/>
          <table:table-cell table:style-name="ce64" office:value-type="string" calcext:value-type="string">
            <text:p>Haiti</text:p>
          </table:table-cell>
          <table:table-cell table:style-name="ce70"/>
        </table:table-row>
        <table:table-row table:style-name="ro1">
          <table:table-cell table:style-name="ce57" office:value-type="float" office:value="56" calcext:value-type="float">
            <text:p>56</text:p>
          </table:table-cell>
          <table:table-cell table:style-name="ce63" office:value-type="string" calcext:value-type="string">
            <text:p>Congo, Rep.</text:p>
          </table:table-cell>
          <table:table-cell table:style-name="ce69"/>
        </table:table-row>
        <table:table-row table:style-name="ro1">
          <table:table-cell/>
          <table:table-cell office:value-type="string" calcext:value-type="string">
            <text:p>Sudan</text:p>
          </table:table-cell>
          <table:table-cell/>
        </table:table-row>
        <table:table-row table:style-name="ro1">
          <table:table-cell table:style-name="ce58"/>
          <table:table-cell table:style-name="ce64" office:value-type="string" calcext:value-type="string">
            <text:p>Togo</text:p>
          </table:table-cell>
          <table:table-cell table:style-name="ce70"/>
        </table:table-row>
        <table:table-row table:style-name="ro1">
          <table:table-cell table:style-name="ce57" office:value-type="float" office:value="57" calcext:value-type="float">
            <text:p>57</text:p>
          </table:table-cell>
          <table:table-cell table:style-name="ce63" office:value-type="string" calcext:value-type="string">
            <text:p>Comoros</text:p>
          </table:table-cell>
          <table:table-cell table:style-name="ce69"/>
        </table:table-row>
        <table:table-row table:style-name="ro1">
          <table:table-cell/>
          <table:table-cell office:value-type="string" calcext:value-type="string">
            <text:p>Djibout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h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negal</text:p>
          </table:table-cell>
          <table:table-cell/>
        </table:table-row>
        <table:table-row table:style-name="ro1">
          <table:table-cell table:style-name="ce58"/>
          <table:table-cell table:style-name="ce64" office:value-type="string" calcext:value-type="string">
            <text:p>Solomon Islands</text:p>
          </table:table-cell>
          <table:table-cell table:style-name="ce70"/>
        </table:table-row>
        <table:table-row table:style-name="ro1">
          <table:table-cell table:style-name="ce57" office:value-type="float" office:value="58" calcext:value-type="float">
            <text:p>58</text:p>
          </table:table-cell>
          <table:table-cell table:style-name="ce63" office:value-type="string" calcext:value-type="string">
            <text:p>Bangladesh</text:p>
          </table:table-cell>
          <table:table-cell table:style-name="ce69"/>
        </table:table-row>
        <table:table-row table:style-name="ro1">
          <table:table-cell/>
          <table:table-cell office:value-type="string" calcext:value-type="string">
            <text:p>Ind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ny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uritan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emen, Rep.</text:p>
          </table:table-cell>
          <table:table-cell/>
        </table:table-row>
        <table:table-row table:style-name="ro1">
          <table:table-cell table:style-name="ce58"/>
          <table:table-cell table:style-name="ce64" office:value-type="string" calcext:value-type="string">
            <text:p>Zimbabwe</text:p>
          </table:table-cell>
          <table:table-cell table:style-name="ce70"/>
        </table:table-row>
        <table:table-row table:style-name="ro1">
          <table:table-cell table:style-name="ce57" office:value-type="float" office:value="59" calcext:value-type="float">
            <text:p>59</text:p>
          </table:table-cell>
          <table:table-cell table:style-name="ce63" office:value-type="string" calcext:value-type="string">
            <text:p>Lesotho</text:p>
          </table:table-cell>
          <table:table-cell table:style-name="ce69"/>
        </table:table-row>
        <table:table-row table:style-name="ro1">
          <table:table-cell/>
          <table:table-cell office:value-type="string" calcext:value-type="string">
            <text:p>Myanmar</text:p>
          </table:table-cell>
          <table:table-cell/>
        </table:table-row>
        <table:table-row table:style-name="ro1">
          <table:table-cell table:style-name="ce58"/>
          <table:table-cell table:style-name="ce64" office:value-type="string" calcext:value-type="string">
            <text:p>Papua New Guinea</text:p>
          </table:table-cell>
          <table:table-cell table:style-name="ce70"/>
        </table:table-row>
        <table:table-row table:style-name="ro1">
          <table:table-cell table:style-name="ce57" office:value-type="float" office:value="60" calcext:value-type="float">
            <text:p>60</text:p>
          </table:table-cell>
          <table:table-cell table:style-name="ce63" office:value-type="string" calcext:value-type="string">
            <text:p>Eswatini</text:p>
          </table:table-cell>
          <table:table-cell table:style-name="ce69"/>
        </table:table-row>
        <table:table-row table:style-name="ro1">
          <table:table-cell/>
          <table:table-cell office:value-type="string" calcext:value-type="string">
            <text:p>Kiribat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golia</text:p>
          </table:table-cell>
          <table:table-cell/>
        </table:table-row>
        <table:table-row table:style-name="ro1">
          <table:table-cell table:style-name="ce58"/>
          <table:table-cell table:style-name="ce64" office:value-type="string" calcext:value-type="string">
            <text:p>Pakistan</text:p>
          </table:table-cell>
          <table:table-cell table:style-name="ce70"/>
        </table:table-row>
        <table:table-row table:style-name="ro1">
          <table:table-cell table:style-name="ce57" office:value-type="float" office:value="61" calcext:value-type="float">
            <text:p>61</text:p>
          </table:table-cell>
          <table:table-cell table:style-name="ce63" office:value-type="string" calcext:value-type="string">
            <text:p>Gabon</text:p>
          </table:table-cell>
          <table:table-cell table:style-name="ce69"/>
        </table:table-row>
        <table:table-row table:style-name="ro1">
          <table:table-cell table:style-name="ce58"/>
          <table:table-cell table:style-name="ce64" office:value-type="string" calcext:value-type="string">
            <text:p>Maldives</text:p>
          </table:table-cell>
          <table:table-cell table:style-name="ce70"/>
        </table:table-row>
        <table:table-row table:style-name="ro1">
          <table:table-cell table:style-name="ce57" office:value-type="float" office:value="62" calcext:value-type="float">
            <text:p>62</text:p>
          </table:table-cell>
          <table:table-cell table:style-name="ce63" office:value-type="string" calcext:value-type="string">
            <text:p>Botswana</text:p>
          </table:table-cell>
          <table:table-cell table:style-name="ce69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ib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o Tome and Principe</text:p>
          </table:table-cell>
          <table:table-cell/>
        </table:table-row>
        <table:table-row table:style-name="ro1">
          <table:table-cell table:style-name="ce58"/>
          <table:table-cell table:style-name="ce64" office:value-type="string" calcext:value-type="string">
            <text:p>South Africa</text:p>
          </table:table-cell>
          <table:table-cell table:style-name="ce70"/>
        </table:table-row>
        <table:table-row table:style-name="ro1">
          <table:table-cell table:style-name="ce57" office:value-type="float" office:value="63" calcext:value-type="float">
            <text:p>63</text:p>
          </table:table-cell>
          <table:table-cell table:style-name="ce63" office:value-type="string" calcext:value-type="string">
            <text:p>Guyana</text:p>
          </table:table-cell>
          <table:table-cell table:style-name="ce69"/>
        </table:table-row>
        <table:table-row table:style-name="ro1">
          <table:table-cell/>
          <table:table-cell office:value-type="string" calcext:value-type="string">
            <text:p>Indones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jikist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rkmenistan</text:p>
          </table:table-cell>
          <table:table-cell/>
        </table:table-row>
        <table:table-row table:style-name="ro1">
          <table:table-cell table:style-name="ce58"/>
          <table:table-cell table:style-name="ce64" office:value-type="string" calcext:value-type="string">
            <text:p>Vanuatu</text:p>
          </table:table-cell>
          <table:table-cell table:style-name="ce70"/>
        </table:table-row>
        <table:table-row table:style-name="ro1">
          <table:table-cell table:style-name="ce57" office:value-type="float" office:value="64" calcext:value-type="float">
            <text:p>64</text:p>
          </table:table-cell>
          <table:table-cell table:style-name="ce63" office:value-type="string" calcext:value-type="string">
            <text:p>El Salvador</text:p>
          </table:table-cell>
          <table:table-cell table:style-name="ce69"/>
        </table:table-row>
        <table:table-row table:style-name="ro1">
          <table:table-cell/>
          <table:table-cell office:value-type="string" calcext:value-type="string">
            <text:p>Iran, Islamic Rep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</table:table-row>
        <table:table-row table:style-name="ro1">
          <table:table-cell table:style-name="ce58"/>
          <table:table-cell table:style-name="ce64" office:value-type="string" calcext:value-type="string">
            <text:p>Turkey</text:p>
          </table:table-cell>
          <table:table-cell table:style-name="ce70"/>
        </table:table-row>
        <table:table-row table:style-name="ro1">
          <table:table-cell table:style-name="ce57" office:value-type="float" office:value="65" calcext:value-type="float">
            <text:p>65</text:p>
          </table:table-cell>
          <table:table-cell table:style-name="ce63" office:value-type="string" calcext:value-type="string">
            <text:p>Azerbaijan</text:p>
          </table:table-cell>
          <table:table-cell table:style-name="ce69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bo Ver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gypt, Arab Rep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rocc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ilippines</text:p>
          </table:table-cell>
          <table:table-cell/>
        </table:table-row>
        <table:table-row table:style-name="ro1">
          <table:table-cell table:style-name="ce58"/>
          <table:table-cell table:style-name="ce64" office:value-type="string" calcext:value-type="string">
            <text:p>Samoa</text:p>
          </table:table-cell>
          <table:table-cell table:style-name="ce70"/>
        </table:table-row>
        <table:table-row table:style-name="ro1">
          <table:table-cell table:style-name="ce57" office:value-type="float" office:value="66" calcext:value-type="float">
            <text:p>66</text:p>
          </table:table-cell>
          <table:table-cell table:style-name="ce63" office:value-type="string" calcext:value-type="string">
            <text:p>Fiji</text:p>
          </table:table-cell>
          <table:table-cell table:style-name="ce69"/>
        </table:table-row>
        <table:table-row table:style-name="ro1">
          <table:table-cell/>
          <table:table-cell office:value-type="string" calcext:value-type="string">
            <text:p>Ira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ronesia, Fed. St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</table:table-row>
        <table:table-row table:style-name="ro1">
          <table:table-cell table:style-name="ce58"/>
          <table:table-cell table:style-name="ce64" office:value-type="string" calcext:value-type="string">
            <text:p>Uzbekistan</text:p>
          </table:table-cell>
          <table:table-cell table:style-name="ce70"/>
        </table:table-row>
        <table:table-row table:style-name="ro1">
          <table:table-cell table:style-name="ce57" office:value-type="float" office:value="67" calcext:value-type="float">
            <text:p>67</text:p>
          </table:table-cell>
          <table:table-cell table:style-name="ce63" office:value-type="string" calcext:value-type="string">
            <text:p>Algeria</text:p>
          </table:table-cell>
          <table:table-cell table:style-name="ce69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man</text:p>
          </table:table-cell>
          <table:table-cell/>
        </table:table-row>
        <table:table-row table:style-name="ro1">
          <table:table-cell table:style-name="ce58"/>
          <table:table-cell table:style-name="ce64" office:value-type="string" calcext:value-type="string">
            <text:p>Suriname</text:p>
          </table:table-cell>
          <table:table-cell table:style-name="ce70"/>
        </table:table-row>
        <table:table-row table:style-name="ro1">
          <table:table-cell table:style-name="ce57" office:value-type="float" office:value="68" calcext:value-type="float">
            <text:p>68</text:p>
          </table:table-cell>
          <table:table-cell table:style-name="ce63" office:value-type="string" calcext:value-type="string">
            <text:p>Armenia</text:p>
          </table:table-cell>
          <table:table-cell table:style-name="ce69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zakhst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osov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yrgyz Republ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ldov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ychel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</table:table-row>
        <table:table-row table:style-name="ro1">
          <table:table-cell table:style-name="ce58"/>
          <table:table-cell table:style-name="ce64" office:value-type="string" calcext:value-type="string">
            <text:p>West Bank and Gaza</text:p>
          </table:table-cell>
          <table:table-cell table:style-name="ce70"/>
        </table:table-row>
        <table:table-row table:style-name="ro1">
          <table:table-cell table:style-name="ce57" office:value-type="float" office:value="69" calcext:value-type="float">
            <text:p>69</text:p>
          </table:table-cell>
          <table:table-cell table:style-name="ce63" office:value-type="string" calcext:value-type="string">
            <text:p>China</text:p>
          </table:table-cell>
          <table:table-cell table:style-name="ce69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on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ench Polynes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unga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tv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by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urit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ssian Feder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udi Arabia</text:p>
          </table:table-cell>
          <table:table-cell/>
        </table:table-row>
        <table:table-row table:style-name="ro1">
          <table:table-cell table:style-name="ce58"/>
          <table:table-cell table:style-name="ce64" office:value-type="string" calcext:value-type="string">
            <text:p>Tunisia</text:p>
          </table:table-cell>
          <table:table-cell table:style-name="ce70"/>
        </table:table-row>
        <table:table-row table:style-name="ro1">
          <table:table-cell table:style-name="ce57" office:value-type="float" office:value="70" calcext:value-type="float">
            <text:p>70</text:p>
          </table:table-cell>
          <table:table-cell table:style-name="ce63" office:value-type="string" calcext:value-type="string">
            <text:p>Georgia</text:p>
          </table:table-cell>
          <table:table-cell table:style-name="ce69"/>
        </table:table-row>
        <table:table-row table:style-name="ro1">
          <table:table-cell/>
          <table:table-cell office:value-type="string" calcext:value-type="string">
            <text:p>Jord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orea, Dem. Rep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ban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 Caledon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man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ri Lank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. Vincent and the Grenadin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ail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ng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kraine</text:p>
          </table:table-cell>
          <table:table-cell/>
        </table:table-row>
        <table:table-row table:style-name="ro1">
          <table:table-cell table:style-name="ce58"/>
          <table:table-cell table:style-name="ce64" office:value-type="string" calcext:value-type="string">
            <text:p>Venezuela, RB</text:p>
          </table:table-cell>
          <table:table-cell table:style-name="ce70"/>
        </table:table-row>
        <table:table-row table:style-name="ro1">
          <table:table-cell table:style-name="ce57" office:value-type="float" office:value="71" calcext:value-type="float">
            <text:p>71</text:p>
          </table:table-cell>
          <table:table-cell table:style-name="ce63" office:value-type="string" calcext:value-type="string">
            <text:p>Antigua and Barbuda</text:p>
          </table:table-cell>
          <table:table-cell table:style-name="ce69"/>
        </table:table-row>
        <table:table-row table:style-name="ro1">
          <table:table-cell/>
          <table:table-cell office:value-type="string" calcext:value-type="string">
            <text:p>Bahamas, T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lar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snia and Herzegov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zech Republ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thuan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cedonia, FY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lays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l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rb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ovak Republ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. Luc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rian Arab Republic</text:p>
          </table:table-cell>
          <table:table-cell/>
        </table:table-row>
        <table:table-row table:style-name="ro1">
          <table:table-cell table:style-name="ce58"/>
          <table:table-cell table:style-name="ce64" office:value-type="string" calcext:value-type="string">
            <text:p>Vietnam</text:p>
          </table:table-cell>
          <table:table-cell table:style-name="ce70"/>
        </table:table-row>
        <table:table-row table:style-name="ro1">
          <table:table-cell table:style-name="ce57" office:value-type="float" office:value="72" calcext:value-type="float">
            <text:p>72</text:p>
          </table:table-cell>
          <table:table-cell table:style-name="ce63" office:value-type="string" calcext:value-type="string">
            <text:p>Albania</text:p>
          </table:table-cell>
          <table:table-cell table:style-name="ce69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hra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lgar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oat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orea, Rep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uwait</text:p>
          </table:table-cell>
          <table:table-cell/>
        </table:table-row>
        <table:table-row table:style-name="ro1">
          <table:table-cell table:style-name="ce58"/>
          <table:table-cell table:style-name="ce64" office:value-type="string" calcext:value-type="string">
            <text:p>United Arab Emirates</text:p>
          </table:table-cell>
          <table:table-cell table:style-name="ce70"/>
        </table:table-row>
        <table:table-row table:style-name="ro1">
          <table:table-cell table:style-name="ce57" office:value-type="float" office:value="73" calcext:value-type="float">
            <text:p>73</text:p>
          </table:table-cell>
          <table:table-cell table:style-name="ce63" office:value-type="string" calcext:value-type="string">
            <text:p>Aruba</text:p>
          </table:table-cell>
          <table:table-cell table:style-name="ce69"/>
        </table:table-row>
        <table:table-row table:style-name="ro1">
          <table:table-cell/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ovenia</text:p>
          </table:table-cell>
          <table:table-cell/>
        </table:table-row>
        <table:table-row table:style-name="ro1">
          <table:table-cell table:style-name="ce58"/>
          <table:table-cell table:style-name="ce64" office:value-type="string" calcext:value-type="string">
            <text:p>Uruguay</text:p>
          </table:table-cell>
          <table:table-cell table:style-name="ce70"/>
        </table:table-row>
        <table:table-row table:style-name="ro1">
          <table:table-cell table:style-name="ce57" office:value-type="float" office:value="74" calcext:value-type="float">
            <text:p>74</text:p>
          </table:table-cell>
          <table:table-cell table:style-name="ce63" office:value-type="string" calcext:value-type="string">
            <text:p>Bermuda</text:p>
          </table:table-cell>
          <table:table-cell table:style-name="ce69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erto Rico</text:p>
          </table:table-cell>
          <table:table-cell/>
        </table:table-row>
        <table:table-row table:style-name="ro1">
          <table:table-cell table:style-name="ce58"/>
          <table:table-cell table:style-name="ce64" office:value-type="string" calcext:value-type="string">
            <text:p>Virgin Islands (U.S.)</text:p>
          </table:table-cell>
          <table:table-cell table:style-name="ce70"/>
        </table:table-row>
        <table:table-row table:style-name="ro1">
          <table:table-cell table:style-name="ce57" office:value-type="float" office:value="75" calcext:value-type="float">
            <text:p>75</text:p>
          </table:table-cell>
          <table:table-cell table:style-name="ce63" office:value-type="string" calcext:value-type="string">
            <text:p>Cuba</text:p>
          </table:table-cell>
          <table:table-cell table:style-name="ce69"/>
        </table:table-row>
        <table:table-row table:style-name="ro1">
          <table:table-cell/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l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rma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el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uxembour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eneg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 Zeal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at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ngapo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. Martin (French part)</text:p>
          </table:table-cell>
          <table:table-cell/>
        </table:table-row>
        <table:table-row table:style-name="ro1">
          <table:table-cell table:style-name="ce58"/>
          <table:table-cell table:style-name="ce64" office:value-type="string" calcext:value-type="string">
            <text:p>United States</text:p>
          </table:table-cell>
          <table:table-cell table:style-name="ce70"/>
        </table:table-row>
        <table:table-row table:style-name="ro1">
          <table:table-cell table:style-name="ce57" office:value-type="float" office:value="76" calcext:value-type="float">
            <text:p>76</text:p>
          </table:table-cell>
          <table:table-cell table:style-name="ce63" office:value-type="string" calcext:value-type="string">
            <text:p>Austria</text:p>
          </table:table-cell>
          <table:table-cell table:style-name="ce69"/>
        </table:table-row>
        <table:table-row table:style-name="ro1">
          <table:table-cell/>
          <table:table-cell office:value-type="string" calcext:value-type="string">
            <text:p>Belgiu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nnel Isla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roe Isla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table:style-name="ce58"/>
          <table:table-cell table:style-name="ce64" office:value-type="string" calcext:value-type="string">
            <text:p>United Kingdom</text:p>
          </table:table-cell>
          <table:table-cell table:style-name="ce70"/>
        </table:table-row>
        <table:table-row table:style-name="ro1">
          <table:table-cell table:style-name="ce57" office:value-type="float" office:value="77" calcext:value-type="float">
            <text:p>77</text:p>
          </table:table-cell>
          <table:table-cell table:style-name="ce63" office:value-type="string" calcext:value-type="string">
            <text:p>Australia</text:p>
          </table:table-cell>
          <table:table-cell table:style-name="ce69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pr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ng Kong SAR, Ch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ra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cao SAR, Ch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therla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table:style-name="ce58"/>
          <table:table-cell table:style-name="ce64" office:value-type="string" calcext:value-type="string">
            <text:p>Switzerland</text:p>
          </table:table-cell>
          <table:table-cell table:style-name="ce70"/>
        </table:table-row>
        <table:table-row table:style-name="ro1">
          <table:table-cell table:style-name="ce57" office:value-type="float" office:value="78" calcext:value-type="float">
            <text:p>78</text:p>
          </table:table-cell>
          <table:table-cell table:style-name="ce63" office:value-type="string" calcext:value-type="string">
            <text:p>Iceland</text:p>
          </table:table-cell>
          <table:table-cell table:style-name="ce69"/>
        </table:table-row>
        <table:table-row table:style-name="ro1">
          <table:table-cell table:style-name="ce58"/>
          <table:table-cell table:style-name="ce64" office:value-type="string" calcext:value-type="string">
            <text:p>Sweden</text:p>
          </table:table-cell>
          <table:table-cell table:style-name="ce70"/>
        </table:table-row>
        <table:table-row table:style-name="ro1">
          <table:table-cell table:style-name="ce59" office:value-type="float" office:value="79" calcext:value-type="float">
            <text:p>79</text:p>
          </table:table-cell>
          <table:table-cell table:style-name="ce65" office:value-type="string" calcext:value-type="string">
            <text:p>Japan</text:p>
          </table:table-cell>
          <table:table-cell table:style-name="ce71"/>
        </table:table-row>
        <table:table-row table:style-name="ro1">
          <table:table-cell table:style-name="ce61" office:value-type="string" calcext:value-type="string">
            <text:p>Total Resultado</text:p>
          </table:table-cell>
          <table:table-cell table:style-name="ce67"/>
          <table:table-cell table:style-name="ce73"/>
        </table:table-row>
      </table:table>
      <table:table table:name="Hoja2" table:style-name="ta1">
        <table:table-column table:style-name="co1" table:default-cell-style-name="ce51"/>
        <table:table-column table:style-name="co21" table:default-cell-style-name="ce51"/>
        <table:table-column table:style-name="co22" table:default-cell-style-name="ce51"/>
        <table:table-column table:style-name="co4" table:number-columns-repeated="6" table:default-cell-style-name="Default"/>
        <table:table-row table:style-name="ro1">
          <table:table-cell table:style-name="ce50" office:value-type="string" calcext:value-type="string">
            <text:p>Países</text:p>
          </table:table-cell>
          <table:table-cell table:style-name="Default" office:value-type="string" calcext:value-type="string">
            <text:p>Tasa mortalidad neonatal 1990</text:p>
          </table:table-cell>
          <table:table-cell table:style-name="Default" office:value-type="string" calcext:value-type="string">
            <text:p>Tasa mortalidad neonatal 20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span text:style-name="T1">Columna 1</text:span></text:p>
          </table:table-cell>
          <table:table-cell table:number-columns-repeated="2"/>
          <table:table-cell office:value-type="string" calcext:value-type="string">
            <text:p><text:span text:style-name="T1">Columna 1</text:span>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edia</text:p>
          </table:table-cell>
          <table:table-cell table:formula="of:=AVERAGE([.$B$2:.$B$185])" office:value-type="float" office:value="25.5815217391304" calcext:value-type="float">
            <text:p>25,5815217391304</text:p>
          </table:table-cell>
          <table:table-cell/>
          <table:table-cell office:value-type="string" calcext:value-type="string">
            <text:p>Media</text:p>
          </table:table-cell>
          <table:table-cell table:formula="of:=AVERAGE([.$C$2:.$C$185])" office:value-type="float" office:value="13.2065217391304" calcext:value-type="float">
            <text:p>13,2065217391304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rror estándar</text:p>
          </table:table-cell>
          <table:table-cell table:formula="of:=SQRT(VAR([.$B$2:.$B$185])/COUNT([.$B$2:.$B$185]))" office:value-type="float" office:value="1.31840933362899" calcext:value-type="float">
            <text:p>1,31840933362899</text:p>
          </table:table-cell>
          <table:table-cell/>
          <table:table-cell office:value-type="string" calcext:value-type="string">
            <text:p>Error estándar</text:p>
          </table:table-cell>
          <table:table-cell table:formula="of:=SQRT(VAR([.$C$2:.$C$185])/COUNT([.$C$2:.$C$185]))" office:value-type="float" office:value="0.79892405398386" calcext:value-type="float">
            <text:p>0,79892405398386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da</text:p>
          </table:table-cell>
          <table:table-cell table:formula="of:=MODE([.$B$2:.$B$185])" office:value-type="float" office:value="4" calcext:value-type="float">
            <text:p>4</text:p>
          </table:table-cell>
          <table:table-cell/>
          <table:table-cell office:value-type="string" calcext:value-type="string">
            <text:p>Moda</text:p>
          </table:table-cell>
          <table:table-cell table:formula="of:=MODE([.$C$2:.$C$18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ediana</text:p>
          </table:table-cell>
          <table:table-cell table:formula="of:=MEDIAN([.$B$2:.$B$185])" office:value-type="float" office:value="22" calcext:value-type="float">
            <text:p>22</text:p>
          </table:table-cell>
          <table:table-cell/>
          <table:table-cell office:value-type="string" calcext:value-type="string">
            <text:p>Mediana</text:p>
          </table:table-cell>
          <table:table-cell table:formula="of:=MEDIAN([.$C$2:.$C$18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rimer cuartil</text:p>
          </table:table-cell>
          <table:table-cell table:formula="of:=QUARTILE([.$B$2:.$B$185]; 1)" office:value-type="float" office:value="11" calcext:value-type="float">
            <text:p>11</text:p>
          </table:table-cell>
          <table:table-cell/>
          <table:table-cell office:value-type="string" calcext:value-type="string">
            <text:p>Primer cuartil</text:p>
          </table:table-cell>
          <table:table-cell table:formula="of:=QUARTILE([.$C$2:.$C$185]; 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hamas, The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ercer cuartil</text:p>
          </table:table-cell>
          <table:table-cell table:formula="of:=QUARTILE([.$B$2:.$B$185]; 3)" office:value-type="float" office:value="40" calcext:value-type="float">
            <text:p>40</text:p>
          </table:table-cell>
          <table:table-cell/>
          <table:table-cell office:value-type="string" calcext:value-type="string">
            <text:p>Tercer cuartil</text:p>
          </table:table-cell>
          <table:table-cell table:formula="of:=QUARTILE([.$C$2:.$C$185]; 3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arianza</text:p>
          </table:table-cell>
          <table:table-cell table:formula="of:=VAR([.$B$2:.$B$185])" office:value-type="float" office:value="319.829383464006" calcext:value-type="float">
            <text:p>319,829383464006</text:p>
          </table:table-cell>
          <table:table-cell/>
          <table:table-cell office:value-type="string" calcext:value-type="string">
            <text:p>Varianza</text:p>
          </table:table-cell>
          <table:table-cell table:formula="of:=VAR([.$C$2:.$C$185])" office:value-type="float" office:value="117.443454502257" calcext:value-type="float">
            <text:p>117,443454502257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esviación estándar</text:p>
          </table:table-cell>
          <table:table-cell table:formula="of:=STDEV([.$B$2:.$B$185])" office:value-type="float" office:value="17.8837743070082" calcext:value-type="float">
            <text:p>17,8837743070082</text:p>
          </table:table-cell>
          <table:table-cell/>
          <table:table-cell office:value-type="string" calcext:value-type="string">
            <text:p>Desviación estándar</text:p>
          </table:table-cell>
          <table:table-cell table:formula="of:=STDEV([.$C$2:.$C$185])" office:value-type="float" office:value="10.8371331311494" calcext:value-type="float">
            <text:p>10,8371331311494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urtosis</text:p>
          </table:table-cell>
          <table:table-cell table:formula="of:=KURT([.$B$2:.$B$185])" office:value-type="float" office:value="-0.36111983147649" calcext:value-type="float">
            <text:p>-0,36111983147649</text:p>
          </table:table-cell>
          <table:table-cell/>
          <table:table-cell office:value-type="string" calcext:value-type="string">
            <text:p>Curtosis</text:p>
          </table:table-cell>
          <table:table-cell table:formula="of:=KURT([.$C$2:.$C$185])" office:value-type="float" office:value="-0.230770207792641" calcext:value-type="float">
            <text:p>-0,230770207792641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simetría</text:p>
          </table:table-cell>
          <table:table-cell table:formula="of:=SKEW([.$B$2:.$B$185])" office:value-type="float" office:value="0.720372936554947" calcext:value-type="float">
            <text:p>0,720372936554947</text:p>
          </table:table-cell>
          <table:table-cell/>
          <table:table-cell office:value-type="string" calcext:value-type="string">
            <text:p>Asimetría</text:p>
          </table:table-cell>
          <table:table-cell table:formula="of:=SKEW([.$C$2:.$C$185])" office:value-type="float" office:value="0.870740317764291" calcext:value-type="float">
            <text:p>0,870740317764291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tervalo</text:p>
          </table:table-cell>
          <table:table-cell table:formula="of:=MAX([.$B$2:.$B$185])-MIN([.$B$2:.$B$185])" office:value-type="float" office:value="71" calcext:value-type="float">
            <text:p>71</text:p>
          </table:table-cell>
          <table:table-cell/>
          <table:table-cell office:value-type="string" calcext:value-type="string">
            <text:p>Intervalo</text:p>
          </table:table-cell>
          <table:table-cell table:formula="of:=MAX([.$C$2:.$C$185])-MIN([.$C$2:.$C$185]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ínimo</text:p>
          </table:table-cell>
          <table:table-cell table:formula="of:=MIN([.$B$2:.$B$185])" office:value-type="float" office:value="3" calcext:value-type="float">
            <text:p>3</text:p>
          </table:table-cell>
          <table:table-cell/>
          <table:table-cell office:value-type="string" calcext:value-type="string">
            <text:p>Mínimo</text:p>
          </table:table-cell>
          <table:table-cell table:formula="of:=MIN([.$C$2:.$C$185]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nin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áximo</text:p>
          </table:table-cell>
          <table:table-cell table:formula="of:=MAX([.$B$2:.$B$185])" office:value-type="float" office:value="74" calcext:value-type="float">
            <text:p>74</text:p>
          </table:table-cell>
          <table:table-cell/>
          <table:table-cell office:value-type="string" calcext:value-type="string">
            <text:p>Máximo</text:p>
          </table:table-cell>
          <table:table-cell table:formula="of:=MAX([.$C$2:.$C$185]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Suma</text:p>
          </table:table-cell>
          <table:table-cell table:formula="of:=SUM([.$B$2:.$B$185])" office:value-type="float" office:value="4707" calcext:value-type="float">
            <text:p>4707</text:p>
          </table:table-cell>
          <table:table-cell/>
          <table:table-cell office:value-type="string" calcext:value-type="string">
            <text:p>Suma</text:p>
          </table:table-cell>
          <table:table-cell table:formula="of:=SUM([.$C$2:.$C$185])" office:value-type="float" office:value="2430" calcext:value-type="float">
            <text:p>2430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onteo</text:p>
          </table:table-cell>
          <table:table-cell table:formula="of:=COUNT([.$B$2:.$B$185])" office:value-type="float" office:value="184" calcext:value-type="float">
            <text:p>184</text:p>
          </table:table-cell>
          <table:table-cell/>
          <table:table-cell office:value-type="string" calcext:value-type="string">
            <text:p>Conteo</text:p>
          </table:table-cell>
          <table:table-cell table:formula="of:=COUNT([.$C$2:.$C$185])"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ada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go, Dem. Rep.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go, Rep.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gypt, Arab Rep.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watini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ji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bia, The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an, Islamic Rep.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ribati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rea, Dem. Rep.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rea, Rep.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yrgyz Republic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o PDR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cedonia, FYR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ronesia, Fed. Sts.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oa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. Lucia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. Vincent and the Grenadine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ng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nezuela, RB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 Bank and Gaza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men, Rep.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Asia &amp; Pacific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urope &amp; Central Asia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tin America &amp; Caribbean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ddle East &amp; North Africa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 Asia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w income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wer middle income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pper middle income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gh incom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style-name="ce52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5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5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 office:value-type="string" calcext:value-type="string">
            <text:p>Long definition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Adult mortality rate, female, is the probability of dying between the ages of 15 and 60--that is, the probability of a 15-year-old female dying before reaching age 60, if subject to age-specific mortality rates of the specified year between those ages.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 office:value-type="string" calcext:value-type="string">
            <text:p>Source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1) United Nations Population Division. World Population Prospects: 2017 Revision. (2) University of California, Berkeley, and Max Planck Institute for Demographic Research. The Human Mortality Database.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Please see the online table at http://wdi.worldbank.org/table/2.18 for observation-level metadata, which can be downloaded in Excel.</text:p>
          </table:table-cell>
          <table:table-cell table:style-name="Default" table:number-columns-repeated="2"/>
          <table:table-cell table:number-columns-repeated="6"/>
        </table:table-row>
      </table:table>
      <table:table table:name="Hoja 3" table:style-name="ta1">
        <table:table-column table:style-name="co1" table:default-cell-style-name="ce51"/>
        <table:table-column table:style-name="co12" table:default-cell-style-name="ce51"/>
        <table:table-column table:style-name="co13" table:default-cell-style-name="ce51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3" table:default-cell-style-name="Default"/>
        <table:table-row table:style-name="ro1">
          <table:table-cell table:style-name="ce50" office:value-type="string" calcext:value-type="string">
            <text:p>Países</text:p>
          </table:table-cell>
          <table:table-cell table:style-name="Default" office:value-type="string" calcext:value-type="string">
            <text:p>Tasa mortalidad antes 1 año 1990</text:p>
          </table:table-cell>
          <table:table-cell table:style-name="Default" office:value-type="string" calcext:value-type="string">
            <text:p>Tasa mortalidad antes 1 año 20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119" calcext:value-type="float">
            <text:p>119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<text:span text:style-name="T1">Columna 1</text:span></text:p>
          </table:table-cell>
          <table:table-cell table:number-columns-repeated="2"/>
          <table:table-cell table:style-name="ce74" office:value-type="string" calcext:value-type="string">
            <text:p>Columna 2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132" calcext:value-type="float">
            <text:p>132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Media</text:p>
          </table:table-cell>
          <table:table-cell table:formula="of:=AVERAGE([.$B$2:.$B$185])" office:value-type="float" office:value="50.554347826087" calcext:value-type="float">
            <text:p>50,554347826087</text:p>
          </table:table-cell>
          <table:table-cell/>
          <table:table-cell office:value-type="string" calcext:value-type="string">
            <text:p>Media</text:p>
          </table:table-cell>
          <table:table-cell table:formula="of:=AVERAGE([.$C$2:.$C$185])" office:value-type="float" office:value="22.5054347826087" calcext:value-type="float">
            <text:p>22,5054347826087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rror estándar</text:p>
          </table:table-cell>
          <table:table-cell table:formula="of:=SQRT(VAR([.$B$2:.$B$185])/COUNT([.$B$2:.$B$185]))" office:value-type="float" office:value="2.99558882412712" calcext:value-type="float">
            <text:p>2,99558882412712</text:p>
          </table:table-cell>
          <table:table-cell/>
          <table:table-cell office:value-type="string" calcext:value-type="string">
            <text:p>Error estándar</text:p>
          </table:table-cell>
          <table:table-cell table:formula="of:=SQRT(VAR([.$C$2:.$C$185])/COUNT([.$C$2:.$C$185]))" office:value-type="float" office:value="1.49092441921733" calcext:value-type="float">
            <text:p>1,49092441921733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oda</text:p>
          </table:table-cell>
          <table:table-cell table:formula="of:=MODE([.$B$2:.$B$185])" office:value-type="float" office:value="7" calcext:value-type="float">
            <text:p>7</text:p>
          </table:table-cell>
          <table:table-cell/>
          <table:table-cell office:value-type="string" calcext:value-type="string">
            <text:p>Moda</text:p>
          </table:table-cell>
          <table:table-cell table:formula="of:=MODE([.$C$2:.$C$18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Mediana</text:p>
          </table:table-cell>
          <table:table-cell table:formula="of:=MEDIAN([.$B$2:.$B$185])" office:value-type="float" office:value="40.5" calcext:value-type="float">
            <text:p>40,5</text:p>
          </table:table-cell>
          <table:table-cell/>
          <table:table-cell office:value-type="string" calcext:value-type="string">
            <text:p>Mediana</text:p>
          </table:table-cell>
          <table:table-cell table:formula="of:=MEDIAN([.$C$2:.$C$185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rimer cuartil</text:p>
          </table:table-cell>
          <table:table-cell table:formula="of:=QUARTILE([.$B$2:.$B$185]; 1)" office:value-type="float" office:value="15" calcext:value-type="float">
            <text:p>15</text:p>
          </table:table-cell>
          <table:table-cell/>
          <table:table-cell office:value-type="string" calcext:value-type="string">
            <text:p>Primer cuartil</text:p>
          </table:table-cell>
          <table:table-cell table:formula="of:=QUARTILE([.$C$2:.$C$185]; 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ercer cuartil</text:p>
          </table:table-cell>
          <table:table-cell table:formula="of:=QUARTILE([.$B$2:.$B$185]; 3)" office:value-type="float" office:value="82" calcext:value-type="float">
            <text:p>82</text:p>
          </table:table-cell>
          <table:table-cell/>
          <table:table-cell office:value-type="string" calcext:value-type="string">
            <text:p>Tercer cuartil</text:p>
          </table:table-cell>
          <table:table-cell table:formula="of:=QUARTILE([.$C$2:.$C$185]; 3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Varianza</text:p>
          </table:table-cell>
          <table:table-cell table:formula="of:=VAR([.$B$2:.$B$185])" office:value-type="float" office:value="1651.1336421953" calcext:value-type="float">
            <text:p>1651,1336421953</text:p>
          </table:table-cell>
          <table:table-cell/>
          <table:table-cell office:value-type="string" calcext:value-type="string">
            <text:p>Varianza</text:p>
          </table:table-cell>
          <table:table-cell table:formula="of:=VAR([.$C$2:.$C$185])" office:value-type="float" office:value="409.005434782609" calcext:value-type="float">
            <text:p>409,005434782609</text:p>
          </table:table-cell>
        </table:table-row>
        <table:table-row table:style-name="ro1">
          <table:table-cell office:value-type="string" calcext:value-type="string">
            <text:p>Bahamas, The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esviación estándar</text:p>
          </table:table-cell>
          <table:table-cell table:formula="of:=STDEV([.$B$2:.$B$185])" office:value-type="float" office:value="40.6341437979847" calcext:value-type="float">
            <text:p>40,6341437979847</text:p>
          </table:table-cell>
          <table:table-cell/>
          <table:table-cell office:value-type="string" calcext:value-type="string">
            <text:p>Desviación estándar</text:p>
          </table:table-cell>
          <table:table-cell table:formula="of:=STDEV([.$C$2:.$C$185])" office:value-type="float" office:value="20.2238827820626" calcext:value-type="float">
            <text:p>20,2238827820626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urtosis</text:p>
          </table:table-cell>
          <table:table-cell table:formula="of:=KURT([.$B$2:.$B$185])" office:value-type="float" office:value="-0.194751059608776" calcext:value-type="float">
            <text:p>-0,194751059608776</text:p>
          </table:table-cell>
          <table:table-cell/>
          <table:table-cell office:value-type="string" calcext:value-type="string">
            <text:p>Curtosis</text:p>
          </table:table-cell>
          <table:table-cell table:formula="of:=KURT([.$C$2:.$C$185])" office:value-type="float" office:value="0.348231210839373" calcext:value-type="float">
            <text:p>0,348231210839373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Asimetría</text:p>
          </table:table-cell>
          <table:table-cell table:formula="of:=SKEW([.$B$2:.$B$185])" office:value-type="float" office:value="0.8694920058341" calcext:value-type="float">
            <text:p>0,8694920058341</text:p>
          </table:table-cell>
          <table:table-cell/>
          <table:table-cell office:value-type="string" calcext:value-type="string">
            <text:p>Asimetría</text:p>
          </table:table-cell>
          <table:table-cell table:formula="of:=SKEW([.$C$2:.$C$185])" office:value-type="float" office:value="1.08654272911797" calcext:value-type="float">
            <text:p>1,08654272911797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ntervalo</text:p>
          </table:table-cell>
          <table:table-cell table:formula="of:=MAX([.$B$2:.$B$185])-MIN([.$B$2:.$B$185])" office:value-type="float" office:value="169" calcext:value-type="float">
            <text:p>169</text:p>
          </table:table-cell>
          <table:table-cell/>
          <table:table-cell office:value-type="string" calcext:value-type="string">
            <text:p>Intervalo</text:p>
          </table:table-cell>
          <table:table-cell table:formula="of:=MAX([.$C$2:.$C$185])-MIN([.$C$2:.$C$185]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ínimo</text:p>
          </table:table-cell>
          <table:table-cell table:formula="of:=MIN([.$B$2:.$B$185])" office:value-type="float" office:value="5" calcext:value-type="float">
            <text:p>5</text:p>
          </table:table-cell>
          <table:table-cell/>
          <table:table-cell office:value-type="string" calcext:value-type="string">
            <text:p>Mínimo</text:p>
          </table:table-cell>
          <table:table-cell table:formula="of:=MIN([.$C$2:.$C$18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áximo</text:p>
          </table:table-cell>
          <table:table-cell table:formula="of:=MAX([.$B$2:.$B$185])" office:value-type="float" office:value="174" calcext:value-type="float">
            <text:p>174</text:p>
          </table:table-cell>
          <table:table-cell/>
          <table:table-cell office:value-type="string" calcext:value-type="string">
            <text:p>Máximo</text:p>
          </table:table-cell>
          <table:table-cell table:formula="of:=MAX([.$C$2:.$C$185]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uma</text:p>
          </table:table-cell>
          <table:table-cell table:formula="of:=SUM([.$B$2:.$B$185])" office:value-type="float" office:value="9302" calcext:value-type="float">
            <text:p>9302</text:p>
          </table:table-cell>
          <table:table-cell/>
          <table:table-cell office:value-type="string" calcext:value-type="string">
            <text:p>Suma</text:p>
          </table:table-cell>
          <table:table-cell table:formula="of:=SUM([.$C$2:.$C$185])" office:value-type="float" office:value="4141" calcext:value-type="float">
            <text:p>4141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107" calcext:value-type="float">
            <text:p>107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Conteo</text:p>
          </table:table-cell>
          <table:table-cell table:formula="of:=COUNT([.$B$2:.$B$185])" office:value-type="float" office:value="184" calcext:value-type="float">
            <text:p>184</text:p>
          </table:table-cell>
          <table:table-cell/>
          <table:table-cell office:value-type="string" calcext:value-type="string">
            <text:p>Conteo</text:p>
          </table:table-cell>
          <table:table-cell table:formula="of:=COUNT([.$C$2:.$C$185])"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90" calcext:value-type="float">
            <text:p>90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85" calcext:value-type="float">
            <text:p>85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105" calcext:value-type="float">
            <text:p>105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112" calcext:value-type="float">
            <text:p>112</text:p>
          </table:table-cell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88" calcext:value-type="float">
            <text:p>88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go, Dem. Rep.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go, Rep.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gypt, Arab Rep.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121" calcext:value-type="float">
            <text:p>121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93" calcext:value-type="float">
            <text:p>93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watini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120" calcext:value-type="float">
            <text:p>120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ji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bia, The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79" calcext:value-type="float">
            <text:p>79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139" calcext:value-type="float">
            <text:p>139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132" calcext:value-type="float">
            <text:p>132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89" calcext:value-type="float">
            <text:p>89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an, Islamic Rep.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ribati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rea, Dem. Rep.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rea, Rep.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yrgyz Republic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o PDR</text:p>
          </table:table-cell>
          <table:table-cell office:value-type="float" office:value="106" calcext:value-type="float">
            <text:p>106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174" calcext:value-type="float">
            <text:p>174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cedonia, FYR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98" calcext:value-type="float">
            <text:p>98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138" calcext:value-type="float">
            <text:p>138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130" calcext:value-type="float">
            <text:p>130</text:p>
          </table:table-cell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ronesia, Fed. Sts.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159" calcext:value-type="float">
            <text:p>159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132" calcext:value-type="float">
            <text:p>132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126" calcext:value-type="float">
            <text:p>126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106" calcext:value-type="float">
            <text:p>106</text:p>
          </table:table-cell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oa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155" calcext:value-type="float">
            <text:p>155</text:p>
          </table:table-cell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150" calcext:value-type="float">
            <text:p>150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. Lucia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. Vincent and the Grenadines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131" calcext:value-type="float">
            <text:p>131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nga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107" calcext:value-type="float">
            <text:p>107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nezuela, RB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 Bank and Gaza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men, Rep.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111" calcext:value-type="float">
            <text:p>111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Asia &amp; Pacific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urope &amp; Central Asia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tin America &amp; Caribbean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ddle East &amp; North Africa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 Asia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108" calcext:value-type="float">
            <text:p>108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w income</text:p>
          </table:table-cell>
          <table:table-cell office:value-type="float" office:value="108" calcext:value-type="float">
            <text:p>108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wer middle income</text:p>
          </table:table-cell>
          <table:table-cell office:value-type="float" office:value="84" calcext:value-type="float">
            <text:p>84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pper middle income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gh income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style-name="ce52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5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5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 office:value-type="string" calcext:value-type="string">
            <text:p>Long definition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Adult mortality rate, female, is the probability of dying between the ages of 15 and 60--that is, the probability of a 15-year-old female dying before reaching age 60, if subject to age-specific mortality rates of the specified year between those ages.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 office:value-type="string" calcext:value-type="string">
            <text:p>Source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1) United Nations Population Division. World Population Prospects: 2017 Revision. (2) University of California, Berkeley, and Max Planck Institute for Demographic Research. The Human Mortality Database.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Please see the online table at http://wdi.worldbank.org/table/2.18 for observation-level metadata, which can be downloaded in Excel.</text:p>
          </table:table-cell>
          <table:table-cell table:style-name="Default" table:number-columns-repeated="2"/>
          <table:table-cell table:number-columns-repeated="6"/>
        </table:table-row>
      </table:table>
      <table:table table:name="Hoja 4" table:style-name="ta1">
        <table:table-column table:style-name="co1" table:default-cell-style-name="ce51"/>
        <table:table-column table:style-name="co16" table:default-cell-style-name="ce51"/>
        <table:table-column table:style-name="co17" table:default-cell-style-name="ce51"/>
        <table:table-column table:style-name="co4" table:number-columns-repeated="6" table:default-cell-style-name="Default"/>
        <table:table-row table:style-name="ro1">
          <table:table-cell table:style-name="ce50" office:value-type="string" calcext:value-type="string">
            <text:p>Países</text:p>
          </table:table-cell>
          <table:table-cell table:style-name="Default" office:value-type="string" calcext:value-type="string">
            <text:p>Tasa mortalidad menos 5 años 1990</text:p>
          </table:table-cell>
          <table:table-cell table:style-name="Default" office:value-type="string" calcext:value-type="string">
            <text:p>Tasa mortalidad menos 5 años 20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24" calcext:value-type="float">
            <text:p>224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<text:span text:style-name="T1">Columna 1</text:span></text:p>
          </table:table-cell>
          <table:table-cell table:number-columns-repeated="2"/>
          <table:table-cell table:style-name="ce74" office:value-type="string" calcext:value-type="string">
            <text:p>Columna 2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edia</text:p>
          </table:table-cell>
          <table:table-cell table:formula="of:=AVERAGE([.$B$2:.$B$185])" office:value-type="float" office:value="74.4673913043478" calcext:value-type="float">
            <text:p>74,4673913043478</text:p>
          </table:table-cell>
          <table:table-cell/>
          <table:table-cell office:value-type="string" calcext:value-type="string">
            <text:p>Media</text:p>
          </table:table-cell>
          <table:table-cell table:formula="of:=AVERAGE([.$C$2:.$C$185])" office:value-type="float" office:value="29.820652173913" calcext:value-type="float">
            <text:p>29,820652173913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rror estándar</text:p>
          </table:table-cell>
          <table:table-cell table:formula="of:=SQRT(VAR([.$B$2:.$B$185])/COUNT([.$B$2:.$B$185]))" office:value-type="float" office:value="5.14848944678196" calcext:value-type="float">
            <text:p>5,14848944678196</text:p>
          </table:table-cell>
          <table:table-cell/>
          <table:table-cell office:value-type="string" calcext:value-type="string">
            <text:p>Error estándar</text:p>
          </table:table-cell>
          <table:table-cell table:formula="of:=SQRT(VAR([.$C$2:.$C$185])/COUNT([.$C$2:.$C$185]))" office:value-type="float" office:value="2.18965283041669" calcext:value-type="float">
            <text:p>2,18965283041669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Moda</text:p>
          </table:table-cell>
          <table:table-cell table:formula="of:=MODE([.$B$2:.$B$185])" office:value-type="float" office:value="9" calcext:value-type="float">
            <text:p>9</text:p>
          </table:table-cell>
          <table:table-cell/>
          <table:table-cell office:value-type="string" calcext:value-type="string">
            <text:p>Moda</text:p>
          </table:table-cell>
          <table:table-cell table:formula="of:=MODE([.$C$2:.$C$18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ediana</text:p>
          </table:table-cell>
          <table:table-cell table:formula="of:=MEDIAN([.$B$2:.$B$185])" office:value-type="float" office:value="49" calcext:value-type="float">
            <text:p>49</text:p>
          </table:table-cell>
          <table:table-cell/>
          <table:table-cell office:value-type="string" calcext:value-type="string">
            <text:p>Mediana</text:p>
          </table:table-cell>
          <table:table-cell table:formula="of:=MEDIAN([.$C$2:.$C$185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rimer cuartil</text:p>
          </table:table-cell>
          <table:table-cell table:formula="of:=QUARTILE([.$B$2:.$B$185]; 1)" office:value-type="float" office:value="18" calcext:value-type="float">
            <text:p>18</text:p>
          </table:table-cell>
          <table:table-cell/>
          <table:table-cell office:value-type="string" calcext:value-type="string">
            <text:p>Primer cuartil</text:p>
          </table:table-cell>
          <table:table-cell table:formula="of:=QUARTILE([.$C$2:.$C$185]; 1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Tercer cuartil</text:p>
          </table:table-cell>
          <table:table-cell table:formula="of:=QUARTILE([.$B$2:.$B$185]; 3)" office:value-type="float" office:value="118.25" calcext:value-type="float">
            <text:p>118,25</text:p>
          </table:table-cell>
          <table:table-cell/>
          <table:table-cell office:value-type="string" calcext:value-type="string">
            <text:p>Tercer cuartil</text:p>
          </table:table-cell>
          <table:table-cell table:formula="of:=QUARTILE([.$C$2:.$C$185]; 3)" office:value-type="float" office:value="47.25" calcext:value-type="float">
            <text:p>47,25</text:p>
          </table:table-cell>
        </table:table-row>
        <table:table-row table:style-name="ro1">
          <table:table-cell office:value-type="string" calcext:value-type="string">
            <text:p>Bahamas, The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arianza</text:p>
          </table:table-cell>
          <table:table-cell table:formula="of:=VAR([.$B$2:.$B$185])" office:value-type="float" office:value="4877.27761938703" calcext:value-type="float">
            <text:p>4877,27761938703</text:p>
          </table:table-cell>
          <table:table-cell/>
          <table:table-cell office:value-type="string" calcext:value-type="string">
            <text:p>Varianza</text:p>
          </table:table-cell>
          <table:table-cell table:formula="of:=VAR([.$C$2:.$C$185])" office:value-type="float" office:value="882.202631266334" calcext:value-type="float">
            <text:p>882,202631266334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sviación estándar</text:p>
          </table:table-cell>
          <table:table-cell table:formula="of:=STDEV([.$B$2:.$B$185])" office:value-type="float" office:value="69.8375086854266" calcext:value-type="float">
            <text:p>69,8375086854266</text:p>
          </table:table-cell>
          <table:table-cell/>
          <table:table-cell office:value-type="string" calcext:value-type="string">
            <text:p>Desviación estándar</text:p>
          </table:table-cell>
          <table:table-cell table:formula="of:=STDEV([.$C$2:.$C$185])" office:value-type="float" office:value="29.7018960887404" calcext:value-type="float">
            <text:p>29,7018960887404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44" calcext:value-type="float">
            <text:p>14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urtosis</text:p>
          </table:table-cell>
          <table:table-cell table:formula="of:=KURT([.$B$2:.$B$185])" office:value-type="float" office:value="0.654361464551871" calcext:value-type="float">
            <text:p>0,654361464551871</text:p>
          </table:table-cell>
          <table:table-cell/>
          <table:table-cell office:value-type="string" calcext:value-type="string">
            <text:p>Curtosis</text:p>
          </table:table-cell>
          <table:table-cell table:formula="of:=KURT([.$C$2:.$C$185])" office:value-type="float" office:value="0.893329931751759" calcext:value-type="float">
            <text:p>0,893329931751759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simetría</text:p>
          </table:table-cell>
          <table:table-cell table:formula="of:=SKEW([.$B$2:.$B$185])" office:value-type="float" office:value="1.18490137767751" calcext:value-type="float">
            <text:p>1,18490137767751</text:p>
          </table:table-cell>
          <table:table-cell/>
          <table:table-cell office:value-type="string" calcext:value-type="string">
            <text:p>Asimetría</text:p>
          </table:table-cell>
          <table:table-cell table:formula="of:=SKEW([.$C$2:.$C$185])" office:value-type="float" office:value="1.29817372835213" calcext:value-type="float">
            <text:p>1,29817372835213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tervalo</text:p>
          </table:table-cell>
          <table:table-cell table:formula="of:=MAX([.$B$2:.$B$185])-MIN([.$B$2:.$B$185])" office:value-type="float" office:value="321" calcext:value-type="float">
            <text:p>321</text:p>
          </table:table-cell>
          <table:table-cell/>
          <table:table-cell office:value-type="string" calcext:value-type="string">
            <text:p>Intervalo</text:p>
          </table:table-cell>
          <table:table-cell table:formula="of:=MAX([.$C$2:.$C$185])-MIN([.$C$2:.$C$185]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ínimo</text:p>
          </table:table-cell>
          <table:table-cell table:formula="of:=MIN([.$B$2:.$B$185])" office:value-type="float" office:value="6" calcext:value-type="float">
            <text:p>6</text:p>
          </table:table-cell>
          <table:table-cell/>
          <table:table-cell office:value-type="string" calcext:value-type="string">
            <text:p>Mínimo</text:p>
          </table:table-cell>
          <table:table-cell table:formula="of:=MIN([.$C$2:.$C$18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Máximo</text:p>
          </table:table-cell>
          <table:table-cell table:formula="of:=MAX([.$B$2:.$B$185])" office:value-type="float" office:value="327" calcext:value-type="float">
            <text:p>327</text:p>
          </table:table-cell>
          <table:table-cell/>
          <table:table-cell office:value-type="string" calcext:value-type="string">
            <text:p>Máximo</text:p>
          </table:table-cell>
          <table:table-cell table:formula="of:=MAX([.$C$2:.$C$185])"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178" calcext:value-type="float">
            <text:p>178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Suma</text:p>
          </table:table-cell>
          <table:table-cell table:formula="of:=SUM([.$B$2:.$B$185])" office:value-type="float" office:value="13702" calcext:value-type="float">
            <text:p>13702</text:p>
          </table:table-cell>
          <table:table-cell/>
          <table:table-cell office:value-type="string" calcext:value-type="string">
            <text:p>Suma</text:p>
          </table:table-cell>
          <table:table-cell table:formula="of:=SUM([.$C$2:.$C$185])" office:value-type="float" office:value="5487" calcext:value-type="float">
            <text:p>5487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128" calcext:value-type="float">
            <text:p>1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Conteo</text:p>
          </table:table-cell>
          <table:table-cell table:formula="of:=COUNT([.$B$2:.$B$185])" office:value-type="float" office:value="184" calcext:value-type="float">
            <text:p>184</text:p>
          </table:table-cell>
          <table:table-cell/>
          <table:table-cell office:value-type="string" calcext:value-type="string">
            <text:p>Conteo</text:p>
          </table:table-cell>
          <table:table-cell table:formula="of:=COUNT([.$C$2:.$C$185])"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24" calcext:value-type="float">
            <text:p>124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0" calcext:value-type="float">
            <text:p>200</text:p>
          </table:table-cell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175" calcext:value-type="float">
            <text:p>175</text:p>
          </table:table-cell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116" calcext:value-type="float">
            <text:p>116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139" calcext:value-type="float">
            <text:p>139</text:p>
          </table:table-cell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176" calcext:value-type="float">
            <text:p>176</text:p>
          </table:table-cell>
          <table:table-cell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13" calcext:value-type="float">
            <text:p>213</text:p>
          </table:table-cell>
          <table:table-cell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125" calcext:value-type="float">
            <text:p>125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go, Dem. Rep.</text:p>
          </table:table-cell>
          <table:table-cell office:value-type="float" office:value="186" calcext:value-type="float">
            <text:p>186</text:p>
          </table:table-cell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go, Rep.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float" office:value="152" calcext:value-type="float">
            <text:p>152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119" calcext:value-type="float">
            <text:p>119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gypt, Arab Rep.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179" calcext:value-type="float">
            <text:p>179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151" calcext:value-type="float">
            <text:p>151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watini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202" calcext:value-type="float">
            <text:p>202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ji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92" calcext:value-type="float">
            <text:p>92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bia, Th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127" calcext:value-type="float">
            <text:p>127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35" calcext:value-type="float">
            <text:p>235</text:p>
          </table:table-cell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224" calcext:value-type="float">
            <text:p>224</text:p>
          </table:table-cell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145" calcext:value-type="float">
            <text:p>145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26" calcext:value-type="float">
            <text:p>126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an, Islamic Rep.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104" calcext:value-type="float">
            <text:p>104</text:p>
          </table:table-cell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ribati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rea, Dem. Rep.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rea, Rep.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yrgyz Republic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o PDR</text:p>
          </table:table-cell>
          <table:table-cell office:value-type="float" office:value="154" calcext:value-type="float">
            <text:p>154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261" calcext:value-type="float">
            <text:p>261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cedonia, FYR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35" calcext:value-type="float">
            <text:p>235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54" calcext:value-type="float">
            <text:p>254</text:p>
          </table:table-cell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118" calcext:value-type="float">
            <text:p>118</text:p>
          </table:table-cell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ronesia, Fed. Sts.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108" calcext:value-type="float">
            <text:p>108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40" calcext:value-type="float">
            <text:p>240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116" calcext:value-type="float">
            <text:p>116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140" calcext:value-type="float">
            <text:p>140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327" calcext:value-type="float">
            <text:p>327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212" calcext:value-type="float">
            <text:p>212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139" calcext:value-type="float">
            <text:p>139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151" calcext:value-type="float">
            <text:p>151</text:p>
          </table:table-cell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oa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109" calcext:value-type="float">
            <text:p>109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62" calcext:value-type="float">
            <text:p>262</text:p>
          </table:table-cell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180" calcext:value-type="float">
            <text:p>180</text:p>
          </table:table-cell>
          <table:table-cell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254" calcext:value-type="float">
            <text:p>254</text:p>
          </table:table-cell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. Lucia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. Vincent and the Grenadines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132" calcext:value-type="float">
            <text:p>132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105" calcext:value-type="float">
            <text:p>105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166" calcext:value-type="float">
            <text:p>166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174" calcext:value-type="float">
            <text:p>174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146" calcext:value-type="float">
            <text:p>146</text:p>
          </table:table-cell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nga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181" calcext:value-type="float">
            <text:p>181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nezuela, RB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 Bank and Gaza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men, Rep.</text:p>
          </table:table-cell>
          <table:table-cell office:value-type="float" office:value="126" calcext:value-type="float">
            <text:p>126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185" calcext:value-type="float">
            <text:p>185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Asia &amp; Pacific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urope &amp; Central Asia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tin America &amp; Caribbean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ddle East &amp; North Africa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 Asia</text:p>
          </table:table-cell>
          <table:table-cell office:value-type="float" office:value="129" calcext:value-type="float">
            <text:p>129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181" calcext:value-type="float">
            <text:p>181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w incom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wer middle income</text:p>
          </table:table-cell>
          <table:table-cell office:value-type="float" office:value="122" calcext:value-type="float">
            <text:p>122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pper middle income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gh income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style-name="ce52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5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5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 office:value-type="string" calcext:value-type="string">
            <text:p>Long definition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Adult mortality rate, female, is the probability of dying between the ages of 15 and 60--that is, the probability of a 15-year-old female dying before reaching age 60, if subject to age-specific mortality rates of the specified year between those ages.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4" office:value-type="string" calcext:value-type="string">
            <text:p>Source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(1) United Nations Population Division. World Population Prospects: 2017 Revision. (2) University of California, Berkeley, and Max Planck Institute for Demographic Research. The Human Mortality Database.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Please see the online table at http://wdi.worldbank.org/table/2.18 for observation-level metadata, which can be downloaded in Excel.</text:p>
          </table:table-cell>
          <table:table-cell table:style-name="Default" table:number-columns-repeated="2"/>
          <table:table-cell table:number-columns-repeated="6"/>
        </table:table-row>
      </table:table>
      <table:named-expressions>
        <table:named-range table:name="HTML_1" table:base-cell-address="$Hoja1.$A$1" table:cell-range-address=".$A$1:.$M$210"/>
        <table:named-range table:name="HTML_all" table:base-cell-address="$Hoja1.$A$1" table:cell-range-address=".$A$1:.$M$317"/>
        <table:named-expression table:name="HTML_tables" table:base-cell-address="$Hoja1.$A$1" table:expression="#REF!"/>
        <table:named-range table:name="HTML__scrollTable" table:base-cell-address="$Hoja1.$A$1" table:cell-range-address=".$A$1:.$M$210"/>
      </table:named-expressions>
      <table:data-pilot-tables>
        <table:data-pilot-table table:name="DataPilot1" table:application-data="" table:target-range-address="'Tabla dinámica_Hoja1_1'.A1:'Tabla dinámica_Hoja1_1'.C199" table:buttons="'Tabla dinámica_Hoja1_1'.A1 'Tabla dinámica_Hoja1_1'.B1" table:show-filter-button="false" table:drill-down-on-double-click="false">
          <table:source-cell-range table:cell-range-address="Hoja1.A1:Hoja1.B198"/>
          <table:data-pilot-field table:source-field-name="Esperanzavida1990" table:orientation="row" table:used-hierarchy="0" table:function="auto">
            <table:data-pilot-level table:show-empty="false" calcext:repeat-item-labels="false">
              <table:data-pilot-members>
                <table:data-pilot-member table:name="34" table:display="true" table:show-details="true"/>
                <table:data-pilot-member table:name="37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íses" table:orientation="row" table:used-hierarchy="0" table:function="auto">
            <table:data-pilot-level table:show-empty="false" calcext:repeat-item-labels="false">
              <table:data-pilot-members>
                <table:data-pilot-member table:name="Afghanistan" table:display="true" table:show-details="true"/>
                <table:data-pilot-member table:name="Albania" table:display="true" table:show-details="true"/>
                <table:data-pilot-member table:name="Algeria" table:display="true" table:show-details="true"/>
                <table:data-pilot-member table:name="Angola" table:display="true" table:show-details="true"/>
                <table:data-pilot-member table:name="Antigua and Barbuda" table:display="true" table:show-details="true"/>
                <table:data-pilot-member table:name="Argentina" table:display="true" table:show-details="true"/>
                <table:data-pilot-member table:name="Armenia" table:display="true" table:show-details="true"/>
                <table:data-pilot-member table:name="Aruba" table:display="true" table:show-details="true"/>
                <table:data-pilot-member table:name="Australia" table:display="true" table:show-details="true"/>
                <table:data-pilot-member table:name="Austria" table:display="true" table:show-details="true"/>
                <table:data-pilot-member table:name="Azerbaijan" table:display="true" table:show-details="true"/>
                <table:data-pilot-member table:name="Bahamas, The" table:display="true" table:show-details="true"/>
                <table:data-pilot-member table:name="Bahrain" table:display="true" table:show-details="true"/>
                <table:data-pilot-member table:name="Bangladesh" table:display="true" table:show-details="true"/>
                <table:data-pilot-member table:name="Barbados" table:display="true" table:show-details="true"/>
                <table:data-pilot-member table:name="Belarus" table:display="true" table:show-details="true"/>
                <table:data-pilot-member table:name="Belgium" table:display="true" table:show-details="true"/>
                <table:data-pilot-member table:name="Belize" table:display="true" table:show-details="true"/>
                <table:data-pilot-member table:name="Benin" table:display="true" table:show-details="true"/>
                <table:data-pilot-member table:name="Bermuda" table:display="true" table:show-details="true"/>
                <table:data-pilot-member table:name="Bhutan" table:display="true" table:show-details="true"/>
                <table:data-pilot-member table:name="Bolivia" table:display="true" table:show-details="true"/>
                <table:data-pilot-member table:name="Bosnia and Herzegovina" table:display="true" table:show-details="true"/>
                <table:data-pilot-member table:name="Botswana" table:display="true" table:show-details="true"/>
                <table:data-pilot-member table:name="Brazil" table:display="true" table:show-details="true"/>
                <table:data-pilot-member table:name="Brunei Darussalam" table:display="true" table:show-details="true"/>
                <table:data-pilot-member table:name="Bulgaria" table:display="true" table:show-details="true"/>
                <table:data-pilot-member table:name="Burkina Faso" table:display="true" table:show-details="true"/>
                <table:data-pilot-member table:name="Burundi" table:display="true" table:show-details="true"/>
                <table:data-pilot-member table:name="Cabo Verde" table:display="true" table:show-details="true"/>
                <table:data-pilot-member table:name="Cambodia" table:display="true" table:show-details="true"/>
                <table:data-pilot-member table:name="Cameroon" table:display="true" table:show-details="true"/>
                <table:data-pilot-member table:name="Canada" table:display="true" table:show-details="true"/>
                <table:data-pilot-member table:name="Central African Republic" table:display="true" table:show-details="true"/>
                <table:data-pilot-member table:name="Chad" table:display="true" table:show-details="true"/>
                <table:data-pilot-member table:name="Channel Islands" table:display="true" table:show-details="true"/>
                <table:data-pilot-member table:name="Chile" table:display="true" table:show-details="true"/>
                <table:data-pilot-member table:name="China" table:display="true" table:show-details="true"/>
                <table:data-pilot-member table:name="Colombia" table:display="true" table:show-details="true"/>
                <table:data-pilot-member table:name="Comoros" table:display="true" table:show-details="true"/>
                <table:data-pilot-member table:name="Congo, Dem. Rep." table:display="true" table:show-details="true"/>
                <table:data-pilot-member table:name="Congo, Rep." table:display="true" table:show-details="true"/>
                <table:data-pilot-member table:name="Costa Rica" table:display="true" table:show-details="true"/>
                <table:data-pilot-member table:name="Cote d'Ivoire" table:display="true" table:show-details="true"/>
                <table:data-pilot-member table:name="Croatia" table:display="true" table:show-details="true"/>
                <table:data-pilot-member table:name="Cuba" table:display="true" table:show-details="true"/>
                <table:data-pilot-member table:name="Cyprus" table:display="true" table:show-details="true"/>
                <table:data-pilot-member table:name="Czech Republic" table:display="true" table:show-details="true"/>
                <table:data-pilot-member table:name="Denmark" table:display="true" table:show-details="true"/>
                <table:data-pilot-member table:name="Djibouti" table:display="true" table:show-details="true"/>
                <table:data-pilot-member table:name="Dominican Republic" table:display="true" table:show-details="true"/>
                <table:data-pilot-member table:name="Ecuador" table:display="true" table:show-details="true"/>
                <table:data-pilot-member table:name="Egypt, Arab Rep." table:display="true" table:show-details="true"/>
                <table:data-pilot-member table:name="El Salvador" table:display="true" table:show-details="true"/>
                <table:data-pilot-member table:name="Equatorial Guinea" table:display="true" table:show-details="true"/>
                <table:data-pilot-member table:name="Eritrea" table:display="true" table:show-details="true"/>
                <table:data-pilot-member table:name="Estonia" table:display="true" table:show-details="true"/>
                <table:data-pilot-member table:name="Eswatini" table:display="true" table:show-details="true"/>
                <table:data-pilot-member table:name="Ethiopia" table:display="true" table:show-details="true"/>
                <table:data-pilot-member table:name="Faroe Islands" table:display="true" table:show-details="true"/>
                <table:data-pilot-member table:name="Fiji" table:display="true" table:show-details="true"/>
                <table:data-pilot-member table:name="Finland" table:display="true" table:show-details="true"/>
                <table:data-pilot-member table:name="France" table:display="true" table:show-details="true"/>
                <table:data-pilot-member table:name="French Polynesia" table:display="true" table:show-details="true"/>
                <table:data-pilot-member table:name="Gabon" table:display="true" table:show-details="true"/>
                <table:data-pilot-member table:name="Gambia, The" table:display="true" table:show-details="true"/>
                <table:data-pilot-member table:name="Georgia" table:display="true" table:show-details="true"/>
                <table:data-pilot-member table:name="Germany" table:display="true" table:show-details="true"/>
                <table:data-pilot-member table:name="Ghana" table:display="true" table:show-details="true"/>
                <table:data-pilot-member table:name="Greece" table:display="true" table:show-details="true"/>
                <table:data-pilot-member table:name="Grenada" table:display="true" table:show-details="true"/>
                <table:data-pilot-member table:name="Guam" table:display="true" table:show-details="true"/>
                <table:data-pilot-member table:name="Guatemala" table:display="true" table:show-details="true"/>
                <table:data-pilot-member table:name="Guinea" table:display="true" table:show-details="true"/>
                <table:data-pilot-member table:name="Guinea-Bissau" table:display="true" table:show-details="true"/>
                <table:data-pilot-member table:name="Guyana" table:display="true" table:show-details="true"/>
                <table:data-pilot-member table:name="Haiti" table:display="true" table:show-details="true"/>
                <table:data-pilot-member table:name="Honduras" table:display="true" table:show-details="true"/>
                <table:data-pilot-member table:name="Hong Kong SAR, China" table:display="true" table:show-details="true"/>
                <table:data-pilot-member table:name="Hungary" table:display="true" table:show-details="true"/>
                <table:data-pilot-member table:name="Iceland" table:display="true" table:show-details="true"/>
                <table:data-pilot-member table:name="India" table:display="true" table:show-details="true"/>
                <table:data-pilot-member table:name="Indonesia" table:display="true" table:show-details="true"/>
                <table:data-pilot-member table:name="Iran, Islamic Rep." table:display="true" table:show-details="true"/>
                <table:data-pilot-member table:name="Iraq" table:display="true" table:show-details="true"/>
                <table:data-pilot-member table:name="Ireland" table:display="true" table:show-details="true"/>
                <table:data-pilot-member table:name="Israel" table:display="true" table:show-details="true"/>
                <table:data-pilot-member table:name="Italy" table:display="true" table:show-details="true"/>
                <table:data-pilot-member table:name="Jamaica" table:display="true" table:show-details="true"/>
                <table:data-pilot-member table:name="Japan" table:display="true" table:show-details="true"/>
                <table:data-pilot-member table:name="Jordan" table:display="true" table:show-details="true"/>
                <table:data-pilot-member table:name="Kazakhstan" table:display="true" table:show-details="true"/>
                <table:data-pilot-member table:name="Kenya" table:display="true" table:show-details="true"/>
                <table:data-pilot-member table:name="Kiribati" table:display="true" table:show-details="true"/>
                <table:data-pilot-member table:name="Korea, Dem. Rep." table:display="true" table:show-details="true"/>
                <table:data-pilot-member table:name="Korea, Rep." table:display="true" table:show-details="true"/>
                <table:data-pilot-member table:name="Kosovo" table:display="true" table:show-details="true"/>
                <table:data-pilot-member table:name="Kuwait" table:display="true" table:show-details="true"/>
                <table:data-pilot-member table:name="Kyrgyz Republic" table:display="true" table:show-details="true"/>
                <table:data-pilot-member table:name="Lao PDR" table:display="true" table:show-details="true"/>
                <table:data-pilot-member table:name="Latvia" table:display="true" table:show-details="true"/>
                <table:data-pilot-member table:name="Lebanon" table:display="true" table:show-details="true"/>
                <table:data-pilot-member table:name="Lesotho" table:display="true" table:show-details="true"/>
                <table:data-pilot-member table:name="Liberia" table:display="true" table:show-details="true"/>
                <table:data-pilot-member table:name="Libya" table:display="true" table:show-details="true"/>
                <table:data-pilot-member table:name="Lithuania" table:display="true" table:show-details="true"/>
                <table:data-pilot-member table:name="Luxembourg" table:display="true" table:show-details="true"/>
                <table:data-pilot-member table:name="Macao SAR, China" table:display="true" table:show-details="true"/>
                <table:data-pilot-member table:name="Macedonia, FYR" table:display="true" table:show-details="true"/>
                <table:data-pilot-member table:name="Madagascar" table:display="true" table:show-details="true"/>
                <table:data-pilot-member table:name="Malawi" table:display="true" table:show-details="true"/>
                <table:data-pilot-member table:name="Malaysia" table:display="true" table:show-details="true"/>
                <table:data-pilot-member table:name="Maldives" table:display="true" table:show-details="true"/>
                <table:data-pilot-member table:name="Mali" table:display="true" table:show-details="true"/>
                <table:data-pilot-member table:name="Malta" table:display="true" table:show-details="true"/>
                <table:data-pilot-member table:name="Mauritania" table:display="true" table:show-details="true"/>
                <table:data-pilot-member table:name="Mauritius" table:display="true" table:show-details="true"/>
                <table:data-pilot-member table:name="Mexico" table:display="true" table:show-details="true"/>
                <table:data-pilot-member table:name="Micronesia, Fed. Sts." table:display="true" table:show-details="true"/>
                <table:data-pilot-member table:name="Moldova" table:display="true" table:show-details="true"/>
                <table:data-pilot-member table:name="Mongolia" table:display="true" table:show-details="true"/>
                <table:data-pilot-member table:name="Montenegro" table:display="true" table:show-details="true"/>
                <table:data-pilot-member table:name="Morocco" table:display="true" table:show-details="true"/>
                <table:data-pilot-member table:name="Mozambique" table:display="true" table:show-details="true"/>
                <table:data-pilot-member table:name="Myanmar" table:display="true" table:show-details="true"/>
                <table:data-pilot-member table:name="Namibia" table:display="true" table:show-details="true"/>
                <table:data-pilot-member table:name="Nepal" table:display="true" table:show-details="true"/>
                <table:data-pilot-member table:name="Netherlands" table:display="true" table:show-details="true"/>
                <table:data-pilot-member table:name="New Caledonia" table:display="true" table:show-details="true"/>
                <table:data-pilot-member table:name="New Zealand" table:display="true" table:show-details="true"/>
                <table:data-pilot-member table:name="Nicaragua" table:display="true" table:show-details="true"/>
                <table:data-pilot-member table:name="Niger" table:display="true" table:show-details="true"/>
                <table:data-pilot-member table:name="Nigeria" table:display="true" table:show-details="true"/>
                <table:data-pilot-member table:name="Norway" table:display="true" table:show-details="true"/>
                <table:data-pilot-member table:name="Oman" table:display="true" table:show-details="true"/>
                <table:data-pilot-member table:name="Pakistan" table:display="true" table:show-details="true"/>
                <table:data-pilot-member table:name="Panama" table:display="true" table:show-details="true"/>
                <table:data-pilot-member table:name="Papua New Guinea" table:display="true" table:show-details="true"/>
                <table:data-pilot-member table:name="Paraguay" table:display="true" table:show-details="true"/>
                <table:data-pilot-member table:name="Peru" table:display="true" table:show-details="true"/>
                <table:data-pilot-member table:name="Philippines" table:display="true" table:show-details="true"/>
                <table:data-pilot-member table:name="Poland" table:display="true" table:show-details="true"/>
                <table:data-pilot-member table:name="Portugal" table:display="true" table:show-details="true"/>
                <table:data-pilot-member table:name="Puerto Rico" table:display="true" table:show-details="true"/>
                <table:data-pilot-member table:name="Qatar" table:display="true" table:show-details="true"/>
                <table:data-pilot-member table:name="Romania" table:display="true" table:show-details="true"/>
                <table:data-pilot-member table:name="Russian Federation" table:display="true" table:show-details="true"/>
                <table:data-pilot-member table:name="Rwanda" table:display="true" table:show-details="true"/>
                <table:data-pilot-member table:name="Samoa" table:display="true" table:show-details="true"/>
                <table:data-pilot-member table:name="Sao Tome and Principe" table:display="true" table:show-details="true"/>
                <table:data-pilot-member table:name="Saudi Arabia" table:display="true" table:show-details="true"/>
                <table:data-pilot-member table:name="Senegal" table:display="true" table:show-details="true"/>
                <table:data-pilot-member table:name="Serbia" table:display="true" table:show-details="true"/>
                <table:data-pilot-member table:name="Seychelles" table:display="true" table:show-details="true"/>
                <table:data-pilot-member table:name="Sierra Leone" table:display="true" table:show-details="true"/>
                <table:data-pilot-member table:name="Singapore" table:display="true" table:show-details="true"/>
                <table:data-pilot-member table:name="Slovak Republic" table:display="true" table:show-details="true"/>
                <table:data-pilot-member table:name="Slovenia" table:display="true" table:show-details="true"/>
                <table:data-pilot-member table:name="Solomon Islands" table:display="true" table:show-details="true"/>
                <table:data-pilot-member table:name="Somalia" table:display="true" table:show-details="true"/>
                <table:data-pilot-member table:name="South Africa" table:display="true" table:show-details="true"/>
                <table:data-pilot-member table:name="South Sudan" table:display="true" table:show-details="true"/>
                <table:data-pilot-member table:name="Spain" table:display="true" table:show-details="true"/>
                <table:data-pilot-member table:name="Sri Lanka" table:display="true" table:show-details="true"/>
                <table:data-pilot-member table:name="St. Lucia" table:display="true" table:show-details="true"/>
                <table:data-pilot-member table:name="St. Martin (French part)" table:display="true" table:show-details="true"/>
                <table:data-pilot-member table:name="St. Vincent and the Grenadines" table:display="true" table:show-details="true"/>
                <table:data-pilot-member table:name="Sudan" table:display="true" table:show-details="true"/>
                <table:data-pilot-member table:name="Suriname" table:display="true" table:show-details="true"/>
                <table:data-pilot-member table:name="Sweden" table:display="true" table:show-details="true"/>
                <table:data-pilot-member table:name="Switzerland" table:display="true" table:show-details="true"/>
                <table:data-pilot-member table:name="Syrian Arab Republic" table:display="true" table:show-details="true"/>
                <table:data-pilot-member table:name="Tajikistan" table:display="true" table:show-details="true"/>
                <table:data-pilot-member table:name="Tanzania" table:display="true" table:show-details="true"/>
                <table:data-pilot-member table:name="Thailand" table:display="true" table:show-details="true"/>
                <table:data-pilot-member table:name="Timor-Leste" table:display="true" table:show-details="true"/>
                <table:data-pilot-member table:name="Togo" table:display="true" table:show-details="true"/>
                <table:data-pilot-member table:name="Tonga" table:display="true" table:show-details="true"/>
                <table:data-pilot-member table:name="Trinidad and Tobago" table:display="true" table:show-details="true"/>
                <table:data-pilot-member table:name="Tunisia" table:display="true" table:show-details="true"/>
                <table:data-pilot-member table:name="Turkey" table:display="true" table:show-details="true"/>
                <table:data-pilot-member table:name="Turkmenistan" table:display="true" table:show-details="true"/>
                <table:data-pilot-member table:name="Uganda" table:display="true" table:show-details="true"/>
                <table:data-pilot-member table:name="Ukraine" table:display="true" table:show-details="true"/>
                <table:data-pilot-member table:name="United Arab Emirates" table:display="true" table:show-details="true"/>
                <table:data-pilot-member table:name="United Kingdom" table:display="true" table:show-details="true"/>
                <table:data-pilot-member table:name="United States" table:display="true" table:show-details="true"/>
                <table:data-pilot-member table:name="Uruguay" table:display="true" table:show-details="true"/>
                <table:data-pilot-member table:name="Uzbekistan" table:display="true" table:show-details="true"/>
                <table:data-pilot-member table:name="Vanuatu" table:display="true" table:show-details="true"/>
                <table:data-pilot-member table:name="Venezuela, RB" table:display="true" table:show-details="true"/>
                <table:data-pilot-member table:name="Vietnam" table:display="true" table:show-details="true"/>
                <table:data-pilot-member table:name="Virgin Islands (U.S.)" table:display="true" table:show-details="true"/>
                <table:data-pilot-member table:name="West Bank and Gaza" table:display="true" table:show-details="true"/>
                <table:data-pilot-member table:name="Yemen, Rep." table:display="true" table:show-details="true"/>
                <table:data-pilot-member table:name="Zambia" table:display="true" table:show-details="true"/>
                <table:data-pilot-member table:name="Zimbabw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</table:data-pilot-table>
        <table:data-pilot-table table:name="DataPilot2" table:application-data="" table:target-range-address="'Tabla dinámica_Hoja1_2'.A1:'Tabla dinámica_Hoja1_2'.C199" table:buttons="'Tabla dinámica_Hoja1_2'.A1 'Tabla dinámica_Hoja1_2'.B1" table:show-filter-button="false" table:drill-down-on-double-click="false">
          <table:source-cell-range table:cell-range-address="Hoja1.A1:Hoja1.C19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speranzavida2016" table:orientation="row" table:used-hierarchy="0" table:function="auto">
            <table:data-pilot-level table:show-empty="false" calcext:repeat-item-labels="false">
              <table:data-pilot-members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íses" table:orientation="row" table:used-hierarchy="0" table:function="auto">
            <table:data-pilot-level table:show-empty="false" calcext:repeat-item-labels="false">
              <table:data-pilot-members>
                <table:data-pilot-member table:name="Afghanistan" table:display="true" table:show-details="true"/>
                <table:data-pilot-member table:name="Albania" table:display="true" table:show-details="true"/>
                <table:data-pilot-member table:name="Algeria" table:display="true" table:show-details="true"/>
                <table:data-pilot-member table:name="Angola" table:display="true" table:show-details="true"/>
                <table:data-pilot-member table:name="Antigua and Barbuda" table:display="true" table:show-details="true"/>
                <table:data-pilot-member table:name="Argentina" table:display="true" table:show-details="true"/>
                <table:data-pilot-member table:name="Armenia" table:display="true" table:show-details="true"/>
                <table:data-pilot-member table:name="Aruba" table:display="true" table:show-details="true"/>
                <table:data-pilot-member table:name="Australia" table:display="true" table:show-details="true"/>
                <table:data-pilot-member table:name="Austria" table:display="true" table:show-details="true"/>
                <table:data-pilot-member table:name="Azerbaijan" table:display="true" table:show-details="true"/>
                <table:data-pilot-member table:name="Bahamas, The" table:display="true" table:show-details="true"/>
                <table:data-pilot-member table:name="Bahrain" table:display="true" table:show-details="true"/>
                <table:data-pilot-member table:name="Bangladesh" table:display="true" table:show-details="true"/>
                <table:data-pilot-member table:name="Barbados" table:display="true" table:show-details="true"/>
                <table:data-pilot-member table:name="Belarus" table:display="true" table:show-details="true"/>
                <table:data-pilot-member table:name="Belgium" table:display="true" table:show-details="true"/>
                <table:data-pilot-member table:name="Belize" table:display="true" table:show-details="true"/>
                <table:data-pilot-member table:name="Benin" table:display="true" table:show-details="true"/>
                <table:data-pilot-member table:name="Bermuda" table:display="true" table:show-details="true"/>
                <table:data-pilot-member table:name="Bhutan" table:display="true" table:show-details="true"/>
                <table:data-pilot-member table:name="Bolivia" table:display="true" table:show-details="true"/>
                <table:data-pilot-member table:name="Bosnia and Herzegovina" table:display="true" table:show-details="true"/>
                <table:data-pilot-member table:name="Botswana" table:display="true" table:show-details="true"/>
                <table:data-pilot-member table:name="Brazil" table:display="true" table:show-details="true"/>
                <table:data-pilot-member table:name="Brunei Darussalam" table:display="true" table:show-details="true"/>
                <table:data-pilot-member table:name="Bulgaria" table:display="true" table:show-details="true"/>
                <table:data-pilot-member table:name="Burkina Faso" table:display="true" table:show-details="true"/>
                <table:data-pilot-member table:name="Burundi" table:display="true" table:show-details="true"/>
                <table:data-pilot-member table:name="Cabo Verde" table:display="true" table:show-details="true"/>
                <table:data-pilot-member table:name="Cambodia" table:display="true" table:show-details="true"/>
                <table:data-pilot-member table:name="Cameroon" table:display="true" table:show-details="true"/>
                <table:data-pilot-member table:name="Canada" table:display="true" table:show-details="true"/>
                <table:data-pilot-member table:name="Central African Republic" table:display="true" table:show-details="true"/>
                <table:data-pilot-member table:name="Chad" table:display="true" table:show-details="true"/>
                <table:data-pilot-member table:name="Channel Islands" table:display="true" table:show-details="true"/>
                <table:data-pilot-member table:name="Chile" table:display="true" table:show-details="true"/>
                <table:data-pilot-member table:name="China" table:display="true" table:show-details="true"/>
                <table:data-pilot-member table:name="Colombia" table:display="true" table:show-details="true"/>
                <table:data-pilot-member table:name="Comoros" table:display="true" table:show-details="true"/>
                <table:data-pilot-member table:name="Congo, Dem. Rep." table:display="true" table:show-details="true"/>
                <table:data-pilot-member table:name="Congo, Rep." table:display="true" table:show-details="true"/>
                <table:data-pilot-member table:name="Costa Rica" table:display="true" table:show-details="true"/>
                <table:data-pilot-member table:name="Cote d'Ivoire" table:display="true" table:show-details="true"/>
                <table:data-pilot-member table:name="Croatia" table:display="true" table:show-details="true"/>
                <table:data-pilot-member table:name="Cuba" table:display="true" table:show-details="true"/>
                <table:data-pilot-member table:name="Cyprus" table:display="true" table:show-details="true"/>
                <table:data-pilot-member table:name="Czech Republic" table:display="true" table:show-details="true"/>
                <table:data-pilot-member table:name="Denmark" table:display="true" table:show-details="true"/>
                <table:data-pilot-member table:name="Djibouti" table:display="true" table:show-details="true"/>
                <table:data-pilot-member table:name="Dominican Republic" table:display="true" table:show-details="true"/>
                <table:data-pilot-member table:name="Ecuador" table:display="true" table:show-details="true"/>
                <table:data-pilot-member table:name="Egypt, Arab Rep." table:display="true" table:show-details="true"/>
                <table:data-pilot-member table:name="El Salvador" table:display="true" table:show-details="true"/>
                <table:data-pilot-member table:name="Equatorial Guinea" table:display="true" table:show-details="true"/>
                <table:data-pilot-member table:name="Eritrea" table:display="true" table:show-details="true"/>
                <table:data-pilot-member table:name="Estonia" table:display="true" table:show-details="true"/>
                <table:data-pilot-member table:name="Eswatini" table:display="true" table:show-details="true"/>
                <table:data-pilot-member table:name="Ethiopia" table:display="true" table:show-details="true"/>
                <table:data-pilot-member table:name="Faroe Islands" table:display="true" table:show-details="true"/>
                <table:data-pilot-member table:name="Fiji" table:display="true" table:show-details="true"/>
                <table:data-pilot-member table:name="Finland" table:display="true" table:show-details="true"/>
                <table:data-pilot-member table:name="France" table:display="true" table:show-details="true"/>
                <table:data-pilot-member table:name="French Polynesia" table:display="true" table:show-details="true"/>
                <table:data-pilot-member table:name="Gabon" table:display="true" table:show-details="true"/>
                <table:data-pilot-member table:name="Gambia, The" table:display="true" table:show-details="true"/>
                <table:data-pilot-member table:name="Georgia" table:display="true" table:show-details="true"/>
                <table:data-pilot-member table:name="Germany" table:display="true" table:show-details="true"/>
                <table:data-pilot-member table:name="Ghana" table:display="true" table:show-details="true"/>
                <table:data-pilot-member table:name="Greece" table:display="true" table:show-details="true"/>
                <table:data-pilot-member table:name="Grenada" table:display="true" table:show-details="true"/>
                <table:data-pilot-member table:name="Guam" table:display="true" table:show-details="true"/>
                <table:data-pilot-member table:name="Guatemala" table:display="true" table:show-details="true"/>
                <table:data-pilot-member table:name="Guinea" table:display="true" table:show-details="true"/>
                <table:data-pilot-member table:name="Guinea-Bissau" table:display="true" table:show-details="true"/>
                <table:data-pilot-member table:name="Guyana" table:display="true" table:show-details="true"/>
                <table:data-pilot-member table:name="Haiti" table:display="true" table:show-details="true"/>
                <table:data-pilot-member table:name="Honduras" table:display="true" table:show-details="true"/>
                <table:data-pilot-member table:name="Hong Kong SAR, China" table:display="true" table:show-details="true"/>
                <table:data-pilot-member table:name="Hungary" table:display="true" table:show-details="true"/>
                <table:data-pilot-member table:name="Iceland" table:display="true" table:show-details="true"/>
                <table:data-pilot-member table:name="India" table:display="true" table:show-details="true"/>
                <table:data-pilot-member table:name="Indonesia" table:display="true" table:show-details="true"/>
                <table:data-pilot-member table:name="Iran, Islamic Rep." table:display="true" table:show-details="true"/>
                <table:data-pilot-member table:name="Iraq" table:display="true" table:show-details="true"/>
                <table:data-pilot-member table:name="Ireland" table:display="true" table:show-details="true"/>
                <table:data-pilot-member table:name="Israel" table:display="true" table:show-details="true"/>
                <table:data-pilot-member table:name="Italy" table:display="true" table:show-details="true"/>
                <table:data-pilot-member table:name="Jamaica" table:display="true" table:show-details="true"/>
                <table:data-pilot-member table:name="Japan" table:display="true" table:show-details="true"/>
                <table:data-pilot-member table:name="Jordan" table:display="true" table:show-details="true"/>
                <table:data-pilot-member table:name="Kazakhstan" table:display="true" table:show-details="true"/>
                <table:data-pilot-member table:name="Kenya" table:display="true" table:show-details="true"/>
                <table:data-pilot-member table:name="Kiribati" table:display="true" table:show-details="true"/>
                <table:data-pilot-member table:name="Korea, Dem. Rep." table:display="true" table:show-details="true"/>
                <table:data-pilot-member table:name="Korea, Rep." table:display="true" table:show-details="true"/>
                <table:data-pilot-member table:name="Kosovo" table:display="true" table:show-details="true"/>
                <table:data-pilot-member table:name="Kuwait" table:display="true" table:show-details="true"/>
                <table:data-pilot-member table:name="Kyrgyz Republic" table:display="true" table:show-details="true"/>
                <table:data-pilot-member table:name="Lao PDR" table:display="true" table:show-details="true"/>
                <table:data-pilot-member table:name="Latvia" table:display="true" table:show-details="true"/>
                <table:data-pilot-member table:name="Lebanon" table:display="true" table:show-details="true"/>
                <table:data-pilot-member table:name="Lesotho" table:display="true" table:show-details="true"/>
                <table:data-pilot-member table:name="Liberia" table:display="true" table:show-details="true"/>
                <table:data-pilot-member table:name="Libya" table:display="true" table:show-details="true"/>
                <table:data-pilot-member table:name="Lithuania" table:display="true" table:show-details="true"/>
                <table:data-pilot-member table:name="Luxembourg" table:display="true" table:show-details="true"/>
                <table:data-pilot-member table:name="Macao SAR, China" table:display="true" table:show-details="true"/>
                <table:data-pilot-member table:name="Macedonia, FYR" table:display="true" table:show-details="true"/>
                <table:data-pilot-member table:name="Madagascar" table:display="true" table:show-details="true"/>
                <table:data-pilot-member table:name="Malawi" table:display="true" table:show-details="true"/>
                <table:data-pilot-member table:name="Malaysia" table:display="true" table:show-details="true"/>
                <table:data-pilot-member table:name="Maldives" table:display="true" table:show-details="true"/>
                <table:data-pilot-member table:name="Mali" table:display="true" table:show-details="true"/>
                <table:data-pilot-member table:name="Malta" table:display="true" table:show-details="true"/>
                <table:data-pilot-member table:name="Mauritania" table:display="true" table:show-details="true"/>
                <table:data-pilot-member table:name="Mauritius" table:display="true" table:show-details="true"/>
                <table:data-pilot-member table:name="Mexico" table:display="true" table:show-details="true"/>
                <table:data-pilot-member table:name="Micronesia, Fed. Sts." table:display="true" table:show-details="true"/>
                <table:data-pilot-member table:name="Moldova" table:display="true" table:show-details="true"/>
                <table:data-pilot-member table:name="Mongolia" table:display="true" table:show-details="true"/>
                <table:data-pilot-member table:name="Montenegro" table:display="true" table:show-details="true"/>
                <table:data-pilot-member table:name="Morocco" table:display="true" table:show-details="true"/>
                <table:data-pilot-member table:name="Mozambique" table:display="true" table:show-details="true"/>
                <table:data-pilot-member table:name="Myanmar" table:display="true" table:show-details="true"/>
                <table:data-pilot-member table:name="Namibia" table:display="true" table:show-details="true"/>
                <table:data-pilot-member table:name="Nepal" table:display="true" table:show-details="true"/>
                <table:data-pilot-member table:name="Netherlands" table:display="true" table:show-details="true"/>
                <table:data-pilot-member table:name="New Caledonia" table:display="true" table:show-details="true"/>
                <table:data-pilot-member table:name="New Zealand" table:display="true" table:show-details="true"/>
                <table:data-pilot-member table:name="Nicaragua" table:display="true" table:show-details="true"/>
                <table:data-pilot-member table:name="Niger" table:display="true" table:show-details="true"/>
                <table:data-pilot-member table:name="Nigeria" table:display="true" table:show-details="true"/>
                <table:data-pilot-member table:name="Norway" table:display="true" table:show-details="true"/>
                <table:data-pilot-member table:name="Oman" table:display="true" table:show-details="true"/>
                <table:data-pilot-member table:name="Pakistan" table:display="true" table:show-details="true"/>
                <table:data-pilot-member table:name="Panama" table:display="true" table:show-details="true"/>
                <table:data-pilot-member table:name="Papua New Guinea" table:display="true" table:show-details="true"/>
                <table:data-pilot-member table:name="Paraguay" table:display="true" table:show-details="true"/>
                <table:data-pilot-member table:name="Peru" table:display="true" table:show-details="true"/>
                <table:data-pilot-member table:name="Philippines" table:display="true" table:show-details="true"/>
                <table:data-pilot-member table:name="Poland" table:display="true" table:show-details="true"/>
                <table:data-pilot-member table:name="Portugal" table:display="true" table:show-details="true"/>
                <table:data-pilot-member table:name="Puerto Rico" table:display="true" table:show-details="true"/>
                <table:data-pilot-member table:name="Qatar" table:display="true" table:show-details="true"/>
                <table:data-pilot-member table:name="Romania" table:display="true" table:show-details="true"/>
                <table:data-pilot-member table:name="Russian Federation" table:display="true" table:show-details="true"/>
                <table:data-pilot-member table:name="Rwanda" table:display="true" table:show-details="true"/>
                <table:data-pilot-member table:name="Samoa" table:display="true" table:show-details="true"/>
                <table:data-pilot-member table:name="Sao Tome and Principe" table:display="true" table:show-details="true"/>
                <table:data-pilot-member table:name="Saudi Arabia" table:display="true" table:show-details="true"/>
                <table:data-pilot-member table:name="Senegal" table:display="true" table:show-details="true"/>
                <table:data-pilot-member table:name="Serbia" table:display="true" table:show-details="true"/>
                <table:data-pilot-member table:name="Seychelles" table:display="true" table:show-details="true"/>
                <table:data-pilot-member table:name="Sierra Leone" table:display="true" table:show-details="true"/>
                <table:data-pilot-member table:name="Singapore" table:display="true" table:show-details="true"/>
                <table:data-pilot-member table:name="Slovak Republic" table:display="true" table:show-details="true"/>
                <table:data-pilot-member table:name="Slovenia" table:display="true" table:show-details="true"/>
                <table:data-pilot-member table:name="Solomon Islands" table:display="true" table:show-details="true"/>
                <table:data-pilot-member table:name="Somalia" table:display="true" table:show-details="true"/>
                <table:data-pilot-member table:name="South Africa" table:display="true" table:show-details="true"/>
                <table:data-pilot-member table:name="South Sudan" table:display="true" table:show-details="true"/>
                <table:data-pilot-member table:name="Spain" table:display="true" table:show-details="true"/>
                <table:data-pilot-member table:name="Sri Lanka" table:display="true" table:show-details="true"/>
                <table:data-pilot-member table:name="St. Lucia" table:display="true" table:show-details="true"/>
                <table:data-pilot-member table:name="St. Martin (French part)" table:display="true" table:show-details="true"/>
                <table:data-pilot-member table:name="St. Vincent and the Grenadines" table:display="true" table:show-details="true"/>
                <table:data-pilot-member table:name="Sudan" table:display="true" table:show-details="true"/>
                <table:data-pilot-member table:name="Suriname" table:display="true" table:show-details="true"/>
                <table:data-pilot-member table:name="Sweden" table:display="true" table:show-details="true"/>
                <table:data-pilot-member table:name="Switzerland" table:display="true" table:show-details="true"/>
                <table:data-pilot-member table:name="Syrian Arab Republic" table:display="true" table:show-details="true"/>
                <table:data-pilot-member table:name="Tajikistan" table:display="true" table:show-details="true"/>
                <table:data-pilot-member table:name="Tanzania" table:display="true" table:show-details="true"/>
                <table:data-pilot-member table:name="Thailand" table:display="true" table:show-details="true"/>
                <table:data-pilot-member table:name="Timor-Leste" table:display="true" table:show-details="true"/>
                <table:data-pilot-member table:name="Togo" table:display="true" table:show-details="true"/>
                <table:data-pilot-member table:name="Tonga" table:display="true" table:show-details="true"/>
                <table:data-pilot-member table:name="Trinidad and Tobago" table:display="true" table:show-details="true"/>
                <table:data-pilot-member table:name="Tunisia" table:display="true" table:show-details="true"/>
                <table:data-pilot-member table:name="Turkey" table:display="true" table:show-details="true"/>
                <table:data-pilot-member table:name="Turkmenistan" table:display="true" table:show-details="true"/>
                <table:data-pilot-member table:name="Uganda" table:display="true" table:show-details="true"/>
                <table:data-pilot-member table:name="Ukraine" table:display="true" table:show-details="true"/>
                <table:data-pilot-member table:name="United Arab Emirates" table:display="true" table:show-details="true"/>
                <table:data-pilot-member table:name="United Kingdom" table:display="true" table:show-details="true"/>
                <table:data-pilot-member table:name="United States" table:display="true" table:show-details="true"/>
                <table:data-pilot-member table:name="Uruguay" table:display="true" table:show-details="true"/>
                <table:data-pilot-member table:name="Uzbekistan" table:display="true" table:show-details="true"/>
                <table:data-pilot-member table:name="Vanuatu" table:display="true" table:show-details="true"/>
                <table:data-pilot-member table:name="Venezuela, RB" table:display="true" table:show-details="true"/>
                <table:data-pilot-member table:name="Vietnam" table:display="true" table:show-details="true"/>
                <table:data-pilot-member table:name="Virgin Islands (U.S.)" table:display="true" table:show-details="true"/>
                <table:data-pilot-member table:name="West Bank and Gaza" table:display="true" table:show-details="true"/>
                <table:data-pilot-member table:name="Yemen, Rep." table:display="true" table:show-details="true"/>
                <table:data-pilot-member table:name="Zambia" table:display="true" table:show-details="true"/>
                <table:data-pilot-member table:name="Zimbabw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squina_20_de_20_la_20_tabla_20_dinámica" style:display-name="Esquina de la tabla dinámica" style:family="table-cell" style:parent-style-name="Default"/>
    <style:style style:name="Valor_20_de_20_la_20_tabla_20_dinámica" style:display-name="Valor de la tabla dinámica" style:family="table-cell" style:parent-style-name="Default"/>
    <style:style style:name="Campo_20_de_20_la_20_tabla_20_dinámica" style:display-name="Campo de la tabla dinámica" style:family="table-cell" style:parent-style-name="Default"/>
    <style:style style:name="Categoría_20_de_20_la_20_tabla_20_dinámica" style:display-name="Categoría de la tabla diná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e_20_la_20_tabla_20_dinámica" style:display-name="Título de la tabla diná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e_20_la_20_tabla_20_dinámica" style:display-name="Resultado de la tabla dinámica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/00/0000</text:date>, <text:time style:data-style-name="N2" text:time-value="21:19:15.90841471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1T21:20:32.911137441</dc:date>
    <meta:editing-duration>PT1H13M6S</meta:editing-duration>
    <meta:editing-cycles>11</meta:editing-cycles>
    <meta:generator>LibreOffice/5.4.6.2$Linux_X86_64 LibreOffice_project/40m0$Build-2</meta:generator>
    <meta:document-statistic meta:table-count="6" meta:cell-count="31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322cm" svg:height="12.556cm" xlink:href=".." xlink:type="simple" chart:class="chart:bar" chart:style-name="ch1">
        <chart:legend chart:legend-position="end" svg:x="18.551cm" svg:y="5.73cm" style:legend-expansion="high" chart:style-name="ch2"/>
        <chart:plot-area chart:style-name="ch3" table:cell-range-address="Hoja1.A2:Hoja1.C198 Hoja1.B1:Hoja1.C1" chart:data-source-has-labels="both" svg:x="0.446cm" svg:y="0.251cm" svg:width="17.659cm" svg:height="12.054cm">
          <chartooo:coordinate-region svg:x="1.84cm" svg:y="0.251cm" svg:width="15.643cm" svg:height="9.005cm"/>
          <chart:axis chart:dimension="x" chart:name="primary-x" chart:style-name="ch4" chartooo:axis-type="auto">
            <chartooo:date-scale/>
            <chart:categories table:cell-range-address="Hoja1.A2:Hoja1.A19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Hoja1.B2:Hoja1.B198" chart:label-cell-address="Hoja1.B1:Hoja1.B1" chart:class="chart:bar">
            <chart:data-point chart:repeated="197"/>
          </chart:series>
          <chart:series chart:attached-axis="secondary-y" chart:style-name="ch9" chart:values-cell-range-address="Hoja1.C2:Hoja1.C198" chart:label-cell-address="Hoja1.C1:Hoja1.C1" chart:class="chart:bar">
            <chart:data-point chart:repeated="19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eranzavida1990</text:p>
                <draw:g>
                  <svg:desc>Hoja1.B1:Hoja1.B1</svg:desc>
                </draw:g>
              </table:table-cell>
              <table:table-cell office:value-type="string">
                <text:p>Esperanzavida2016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fghanistan</text:p>
                <draw:g>
                  <svg:desc>Hoja1.A2:Hoja1.A198</svg:desc>
                </draw:g>
              </table:table-cell>
              <table:table-cell office:value-type="float" office:value="50">
                <text:p>50</text:p>
                <draw:g>
                  <svg:desc>Hoja1.B2:Hoja1.B198</svg:desc>
                </draw:g>
              </table:table-cell>
              <table:table-cell office:value-type="float" office:value="64">
                <text:p>64</text:p>
                <draw:g>
                  <svg:desc>Hoja1.C2:Hoja1.C198</svg:desc>
                </draw:g>
              </table:table-cell>
            </table:table-row>
            <table:table-row>
              <table:table-cell office:value-type="string">
                <text:p>Albania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Algeria</text:p>
              </table:table-cell>
              <table:table-cell office:value-type="float" office:value="67">
                <text:p>6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Angola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Antigua and Barbuda</text:p>
              </table:table-cell>
              <table:table-cell office:value-type="float" office:value="71">
                <text:p>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Argentina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Armenia</text:p>
              </table:table-cell>
              <table:table-cell office:value-type="float" office:value="68">
                <text:p>6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Aruba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Australia</text:p>
              </table:table-cell>
              <table:table-cell office:value-type="float" office:value="77">
                <text:p>7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Austria</text:p>
              </table:table-cell>
              <table:table-cell office:value-type="float" office:value="76">
                <text:p>7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Azerbaijan</text:p>
              </table:table-cell>
              <table:table-cell office:value-type="float" office:value="65">
                <text:p>6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Bahamas, The</text:p>
              </table:table-cell>
              <table:table-cell office:value-type="float" office:value="71">
                <text:p>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Bahrain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Bangladesh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Barbados</text:p>
              </table:table-cell>
              <table:table-cell office:value-type="float" office:value="71">
                <text:p>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Belarus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Belgium</text:p>
              </table:table-cell>
              <table:table-cell office:value-type="float" office:value="76">
                <text:p>7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Belize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Benin</text:p>
              </table:table-cell>
              <table:table-cell office:value-type="float" office:value="54">
                <text:p>5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Bermuda</text:p>
              </table:table-cell>
              <table:table-cell office:value-type="float" office:value="74">
                <text:p>7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Bhutan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Bolivia</text:p>
              </table:table-cell>
              <table:table-cell office:value-type="float" office:value="55">
                <text:p>5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Bosnia and Herzegovina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Botswana</text:p>
              </table:table-cell>
              <table:table-cell office:value-type="float" office:value="62">
                <text:p>6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Brazil</text:p>
              </table:table-cell>
              <table:table-cell office:value-type="float" office:value="65">
                <text:p>6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Brunei Darussalam</text:p>
              </table:table-cell>
              <table:table-cell office:value-type="float" office:value="73">
                <text:p>7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Bulgaria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Burkina Faso</text:p>
              </table:table-cell>
              <table:table-cell office:value-type="float" office:value="49">
                <text:p>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Burundi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Cabo Verde</text:p>
              </table:table-cell>
              <table:table-cell office:value-type="float" office:value="65">
                <text:p>6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Cambodia</text:p>
              </table:table-cell>
              <table:table-cell office:value-type="float" office:value="54">
                <text:p>5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Cameroon</text:p>
              </table:table-cell>
              <table:table-cell office:value-type="float" office:value="52">
                <text:p>5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Canada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Central African Republic</text:p>
              </table:table-cell>
              <table:table-cell office:value-type="float" office:value="49">
                <text:p>4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Chad</text:p>
              </table:table-cell>
              <table:table-cell office:value-type="float" office:value="47">
                <text:p>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Channel Islands</text:p>
              </table:table-cell>
              <table:table-cell office:value-type="float" office:value="76">
                <text:p>7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Chile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China</text:p>
              </table:table-cell>
              <table:table-cell office:value-type="float" office:value="69">
                <text:p>6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Hong Kong SAR, China</text:p>
              </table:table-cell>
              <table:table-cell office:value-type="float" office:value="77">
                <text:p>7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Macao SAR, China</text:p>
              </table:table-cell>
              <table:table-cell office:value-type="float" office:value="77">
                <text:p>7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Colombia</text:p>
              </table:table-cell>
              <table:table-cell office:value-type="float" office:value="68">
                <text:p>6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Comoros</text:p>
              </table:table-cell>
              <table:table-cell office:value-type="float" office:value="57">
                <text:p>5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Congo, Dem. Rep.</text:p>
              </table:table-cell>
              <table:table-cell office:value-type="float" office:value="49">
                <text:p>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ongo, Rep.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Costa Rica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Cote d'Ivoire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Croatia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Cuba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Cyprus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Czech Republic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Denmark</text:p>
              </table:table-cell>
              <table:table-cell office:value-type="float" office:value="75">
                <text:p>7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Djibouti</text:p>
              </table:table-cell>
              <table:table-cell office:value-type="float" office:value="57">
                <text:p>5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Dominican Republic</text:p>
              </table:table-cell>
              <table:table-cell office:value-type="float" office:value="68">
                <text:p>6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Ecuador</text:p>
              </table:table-cell>
              <table:table-cell office:value-type="float" office:value="69">
                <text:p>6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Egypt, Arab Rep.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El Salvador</text:p>
              </table:table-cell>
              <table:table-cell office:value-type="float" office:value="64">
                <text:p>6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Equatorial Guinea</text:p>
              </table:table-cell>
              <table:table-cell office:value-type="float" office:value="48">
                <text:p>4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Eritrea</text:p>
              </table:table-cell>
              <table:table-cell office:value-type="float" office:value="50">
                <text:p>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Estonia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Eswatini</text:p>
              </table:table-cell>
              <table:table-cell office:value-type="float" office:value="60">
                <text:p>6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Ethiopia</text:p>
              </table:table-cell>
              <table:table-cell office:value-type="float" office:value="47">
                <text:p>4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Faroe Islands</text:p>
              </table:table-cell>
              <table:table-cell office:value-type="float" office:value="76">
                <text:p>7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Fiji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Finland</text:p>
              </table:table-cell>
              <table:table-cell office:value-type="float" office:value="75">
                <text:p>7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France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French Polynesia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Gabon</text:p>
              </table:table-cell>
              <table:table-cell office:value-type="float" office:value="61">
                <text:p>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Gambia, The</text:p>
              </table:table-cell>
              <table:table-cell office:value-type="float" office:value="52">
                <text:p>5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Georgia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75">
                <text:p>7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Ghana</text:p>
              </table:table-cell>
              <table:table-cell office:value-type="float" office:value="57">
                <text:p>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Greece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Grenada</text:p>
              </table:table-cell>
              <table:table-cell office:value-type="float" office:value="69">
                <text:p>6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Guam</text:p>
              </table:table-cell>
              <table:table-cell office:value-type="float" office:value="72">
                <text:p>7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Guatemala</text:p>
              </table:table-cell>
              <table:table-cell office:value-type="float" office:value="62">
                <text:p>6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Guinea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Guinea-Bissau</text:p>
              </table:table-cell>
              <table:table-cell office:value-type="float" office:value="49">
                <text:p>4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Guyana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Haiti</text:p>
              </table:table-cell>
              <table:table-cell office:value-type="float" office:value="55">
                <text:p>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Honduras</text:p>
              </table:table-cell>
              <table:table-cell office:value-type="float" office:value="67">
                <text:p>6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Hungary</text:p>
              </table:table-cell>
              <table:table-cell office:value-type="float" office:value="69">
                <text:p>6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Iceland</text:p>
              </table:table-cell>
              <table:table-cell office:value-type="float" office:value="78">
                <text:p>7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India</text:p>
              </table:table-cell>
              <table:table-cell office:value-type="float" office:value="58">
                <text:p>5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Indonesia</text:p>
              </table:table-cell>
              <table:table-cell office:value-type="float" office:value="63">
                <text:p>6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Iran, Islamic Rep.</text:p>
              </table:table-cell>
              <table:table-cell office:value-type="float" office:value="64">
                <text:p>6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Iraq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Ireland</text:p>
              </table:table-cell>
              <table:table-cell office:value-type="float" office:value="75">
                <text:p>7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Israel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Italy</text:p>
              </table:table-cell>
              <table:table-cell office:value-type="float" office:value="77">
                <text:p>7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Jamaica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Japan</text:p>
              </table:table-cell>
              <table:table-cell office:value-type="float" office:value="79">
                <text:p>7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Jordan</text:p>
              </table:table-cell>
              <table:table-cell office:value-type="float" office:value="70">
                <text:p>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Kazakhstan</text:p>
              </table:table-cell>
              <table:table-cell office:value-type="float" office:value="68">
                <text:p>6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Kenya</text:p>
              </table:table-cell>
              <table:table-cell office:value-type="float" office:value="58">
                <text:p>5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Kiribati</text:p>
              </table:table-cell>
              <table:table-cell office:value-type="float" office:value="60">
                <text:p>6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Korea, Dem. Rep.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Korea, Rep.</text:p>
              </table:table-cell>
              <table:table-cell office:value-type="float" office:value="72">
                <text:p>7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Kosovo</text:p>
              </table:table-cell>
              <table:table-cell office:value-type="float" office:value="68">
                <text:p>6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Kuwait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Kyrgyz Republic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Lao PDR</text:p>
              </table:table-cell>
              <table:table-cell office:value-type="float" office:value="54">
                <text:p>5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Latvia</text:p>
              </table:table-cell>
              <table:table-cell office:value-type="float" office:value="69">
                <text:p>6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Lebanon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Lesotho</text:p>
              </table:table-cell>
              <table:table-cell office:value-type="float" office:value="59">
                <text:p>5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Liberia</text:p>
              </table:table-cell>
              <table:table-cell office:value-type="float" office:value="47">
                <text:p>4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Libya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Lithuania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Luxembourg</text:p>
              </table:table-cell>
              <table:table-cell office:value-type="float" office:value="75">
                <text:p>7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Macedonia, FYR</text:p>
              </table:table-cell>
              <table:table-cell office:value-type="float" office:value="71">
                <text:p>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Madagascar</text:p>
              </table:table-cell>
              <table:table-cell office:value-type="float" office:value="51">
                <text:p>5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Malawi</text:p>
              </table:table-cell>
              <table:table-cell office:value-type="float" office:value="47">
                <text:p>4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Malaysia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Maldives</text:p>
              </table:table-cell>
              <table:table-cell office:value-type="float" office:value="61">
                <text:p>6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Mali</text:p>
              </table:table-cell>
              <table:table-cell office:value-type="float" office:value="46">
                <text:p>4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Malta</text:p>
              </table:table-cell>
              <table:table-cell office:value-type="float" office:value="76">
                <text:p>7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Mauritania</text:p>
              </table:table-cell>
              <table:table-cell office:value-type="float" office:value="58">
                <text:p>5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Mauritius</text:p>
              </table:table-cell>
              <table:table-cell office:value-type="float" office:value="69">
                <text:p>6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Mexico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Micronesia, Fed. Sts.</text:p>
              </table:table-cell>
              <table:table-cell office:value-type="float" office:value="66">
                <text:p>6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Moldova</text:p>
              </table:table-cell>
              <table:table-cell office:value-type="float" office:value="68">
                <text:p>6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Mongolia</text:p>
              </table:table-cell>
              <table:table-cell office:value-type="float" office:value="60">
                <text:p>6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Montenegro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Morocco</text:p>
              </table:table-cell>
              <table:table-cell office:value-type="float" office:value="65">
                <text:p>6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Mozambique</text:p>
              </table:table-cell>
              <table:table-cell office:value-type="float" office:value="43">
                <text:p>4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Myanmar</text:p>
              </table:table-cell>
              <table:table-cell office:value-type="float" office:value="59">
                <text:p>5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Namibia</text:p>
              </table:table-cell>
              <table:table-cell office:value-type="float" office:value="62">
                <text:p>6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Nepal</text:p>
              </table:table-cell>
              <table:table-cell office:value-type="float" office:value="54">
                <text:p>5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Netherlands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New Caledonia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New Zealand</text:p>
              </table:table-cell>
              <table:table-cell office:value-type="float" office:value="75">
                <text:p>7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Nicaragua</text:p>
              </table:table-cell>
              <table:table-cell office:value-type="float" office:value="64">
                <text:p>6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Niger</text:p>
              </table:table-cell>
              <table:table-cell office:value-type="float" office:value="44">
                <text:p>4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Nigeria</text:p>
              </table:table-cell>
              <table:table-cell office:value-type="float" office:value="46">
                <text:p>4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Norway</text:p>
              </table:table-cell>
              <table:table-cell office:value-type="float" office:value="77">
                <text:p>7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Oman</text:p>
              </table:table-cell>
              <table:table-cell office:value-type="float" office:value="67">
                <text:p>6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Pakistan</text:p>
              </table:table-cell>
              <table:table-cell office:value-type="float" office:value="60">
                <text:p>6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Panama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Papua New Guinea</text:p>
              </table:table-cell>
              <table:table-cell office:value-type="float" office:value="59">
                <text:p>5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Paraguay</text:p>
              </table:table-cell>
              <table:table-cell office:value-type="float" office:value="68">
                <text:p>6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Peru</text:p>
              </table:table-cell>
              <table:table-cell office:value-type="float" office:value="66">
                <text:p>6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Philippines</text:p>
              </table:table-cell>
              <table:table-cell office:value-type="float" office:value="65">
                <text:p>6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Poland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Portugal</text:p>
              </table:table-cell>
              <table:table-cell office:value-type="float" office:value="74">
                <text:p>7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Puerto Rico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Qatar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Romania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ussian Federation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wanda</text:p>
              </table:table-cell>
              <table:table-cell office:value-type="float" office:value="34">
                <text:p>3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Samoa</text:p>
              </table:table-cell>
              <table:table-cell office:value-type="float" office:value="65">
                <text:p>6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Sao Tome and Principe</text:p>
              </table:table-cell>
              <table:table-cell office:value-type="float" office:value="62">
                <text:p>6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Saudi Arabia</text:p>
              </table:table-cell>
              <table:table-cell office:value-type="float" office:value="69">
                <text:p>6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Senegal</text:p>
              </table:table-cell>
              <table:table-cell office:value-type="float" office:value="57">
                <text:p>5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Serbia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Seychelles</text:p>
              </table:table-cell>
              <table:table-cell office:value-type="float" office:value="68">
                <text:p>6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Sierra Leone</text:p>
              </table:table-cell>
              <table:table-cell office:value-type="float" office:value="37">
                <text:p>3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Singapore</text:p>
              </table:table-cell>
              <table:table-cell office:value-type="float" office:value="75">
                <text:p>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Slovak Republic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Slovenia</text:p>
              </table:table-cell>
              <table:table-cell office:value-type="float" office:value="73">
                <text:p>7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Solomon Islands</text:p>
              </table:table-cell>
              <table:table-cell office:value-type="float" office:value="57">
                <text:p>5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Somalia</text:p>
              </table:table-cell>
              <table:table-cell office:value-type="float" office:value="45">
                <text:p>4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South Africa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South Sudan</text:p>
              </table:table-cell>
              <table:table-cell office:value-type="float" office:value="44">
                <text:p>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Spain</text:p>
              </table:table-cell>
              <table:table-cell office:value-type="float" office:value="77">
                <text:p>7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Sri Lanka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St. Lucia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St. Martin (French part)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St. Vincent and the Grenadines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Sudan</text:p>
              </table:table-cell>
              <table:table-cell office:value-type="float" office:value="56">
                <text:p>5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Suriname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Sweden</text:p>
              </table:table-cell>
              <table:table-cell office:value-type="float" office:value="78">
                <text:p>7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Switzerland</text:p>
              </table:table-cell>
              <table:table-cell office:value-type="float" office:value="77">
                <text:p>7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Syrian Arab Republic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Tajikistan</text:p>
              </table:table-cell>
              <table:table-cell office:value-type="float" office:value="63">
                <text:p>6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Tanzania</text:p>
              </table:table-cell>
              <table:table-cell office:value-type="float" office:value="50">
                <text:p>5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Thailand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Timor-Leste</text:p>
              </table:table-cell>
              <table:table-cell office:value-type="float" office:value="48">
                <text:p>4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Togo</text:p>
              </table:table-cell>
              <table:table-cell office:value-type="float" office:value="56">
                <text:p>5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Tonga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Trinidad and Tobago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Tunisia</text:p>
              </table:table-cell>
              <table:table-cell office:value-type="float" office:value="69">
                <text:p>6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Turkey</text:p>
              </table:table-cell>
              <table:table-cell office:value-type="float" office:value="64">
                <text:p>6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Turkmenistan</text:p>
              </table:table-cell>
              <table:table-cell office:value-type="float" office:value="63">
                <text:p>6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Uganda</text:p>
              </table:table-cell>
              <table:table-cell office:value-type="float" office:value="46">
                <text:p>4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Ukraine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United Arab Emirates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United Kingdom</text:p>
              </table:table-cell>
              <table:table-cell office:value-type="float" office:value="76">
                <text:p>7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United States</text:p>
              </table:table-cell>
              <table:table-cell office:value-type="float" office:value="75">
                <text:p>7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Uruguay</text:p>
              </table:table-cell>
              <table:table-cell office:value-type="float" office:value="73">
                <text:p>7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Uzbekistan</text:p>
              </table:table-cell>
              <table:table-cell office:value-type="float" office:value="66">
                <text:p>6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Vanuatu</text:p>
              </table:table-cell>
              <table:table-cell office:value-type="float" office:value="63">
                <text:p>6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Venezuela, RB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Vietnam</text:p>
              </table:table-cell>
              <table:table-cell office:value-type="float" office:value="71">
                <text:p>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Virgin Islands (U.S.)</text:p>
              </table:table-cell>
              <table:table-cell office:value-type="float" office:value="74">
                <text:p>7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West Bank and Gaza</text:p>
              </table:table-cell>
              <table:table-cell office:value-type="float" office:value="68">
                <text:p>6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Yemen, Rep.</text:p>
              </table:table-cell>
              <table:table-cell office:value-type="float" office:value="58">
                <text:p>5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Zambia</text:p>
              </table:table-cell>
              <table:table-cell office:value-type="float" office:value="45">
                <text:p>4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Zimbabwe</text:p>
              </table:table-cell>
              <table:table-cell office:value-type="float" office:value="58">
                <text:p>58</text:p>
              </table:table-cell>
              <table:table-cell office:value-type="float" office:value="61">
                <text:p>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